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84pt"/>
    </style:style>
    <style:style style:name="co2" style:family="table-column">
      <style:table-column-properties fo:break-before="auto" style:column-width="20.81pt"/>
    </style:style>
    <style:style style:name="co3" style:family="table-column">
      <style:table-column-properties fo:break-before="auto" style:column-width="30.1pt"/>
    </style:style>
    <style:style style:name="co4" style:family="table-column">
      <style:table-column-properties fo:break-before="auto" style:column-width="317.34pt"/>
    </style:style>
    <style:style style:name="co5" style:family="table-column">
      <style:table-column-properties fo:break-before="auto" style:column-width="14.85pt"/>
    </style:style>
    <style:style style:name="co6" style:family="table-column">
      <style:table-column-properties fo:break-before="auto" style:column-width="23.9pt"/>
    </style:style>
    <style:style style:name="co7" style:family="table-column">
      <style:table-column-properties fo:break-before="auto" style:column-width="28.54pt"/>
    </style:style>
    <style:style style:name="co8" style:family="table-column">
      <style:table-column-properties fo:break-before="auto" style:column-width="13.86pt"/>
    </style:style>
    <style:style style:name="co9" style:family="table-column">
      <style:table-column-properties fo:break-before="auto" style:column-width="325.19pt"/>
    </style:style>
    <style:style style:name="co10" style:family="table-column">
      <style:table-column-properties fo:break-before="auto" style:column-width="19.56pt"/>
    </style:style>
    <style:style style:name="co11" style:family="table-column">
      <style:table-column-properties fo:break-before="auto" style:column-width="211.55pt"/>
    </style:style>
    <style:style style:name="co12" style:family="table-column">
      <style:table-column-properties fo:break-before="auto" style:column-width="64.01pt"/>
    </style:style>
    <style:style style:name="ro1" style:family="table-row">
      <style:table-row-properties style:row-height="18.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32.94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25.46pt" fo:break-before="auto" style:use-optimal-row-height="false"/>
    </style:style>
    <style:style style:name="ro8" style:family="table-row">
      <style:table-row-properties style:row-height="23.19pt" fo:break-before="auto" style:use-optimal-row-height="false"/>
    </style:style>
    <style:style style:name="ro9" style:family="table-row">
      <style:table-row-properties style:row-height="32.2pt" fo:break-before="auto" style:use-optimal-row-height="false"/>
    </style:style>
    <style:style style:name="ro10" style:family="table-row">
      <style:table-row-properties style:row-height="37.45pt" fo:break-before="auto" style:use-optimal-row-height="false"/>
    </style:style>
    <style:style style:name="ro11" style:family="table-row">
      <style:table-row-properties style:row-height="26.96pt" fo:break-before="auto" style:use-optimal-row-height="false"/>
    </style:style>
    <style:style style:name="ro12" style:family="table-row">
      <style:table-row-properties style:row-height="41.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Noto Sans CJK SC Regular" style:font-name-complex="FreeSans"/>
    </style:style>
    <style:style style:name="ce4" style:family="table-cell" style:parent-style-name="Default">
      <style:text-properties style:font-name="Liberation Sans" style:font-name-asian="Noto Sans CJK SC Regular" style:font-name-complex="FreeSans"/>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row table:style-name="ro1">
          <table:table-cell table:number-columns-repeated="3"/>
          <table:table-cell table:style-name="ce1" office:value-type="string" calcext:value-type="string">
            <text:p>Epheser</text:p>
          </table:table-cell>
          <table:table-cell table:number-columns-repeated="4"/>
          <table:table-cell table:style-name="ce1" office:value-type="string" calcext:value-type="string">
            <text:p>Kolosser</text:p>
          </table:table-cell>
          <table:table-cell table:number-columns-repeated="2"/>
        </table:table-row>
        <table:table-row table:style-name="ro2">
          <table:table-cell table:number-columns-repeated="3"/>
          <table:table-cell table:style-name="Default"/>
          <table:table-cell table:number-columns-repeated="4"/>
          <table:table-cell table:style-name="Default"/>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Jesu Christi durch Gottes willen,</text:p>
          </table:table-cell>
          <table:table-cell/>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Christi Jesu durch Gottes Willen,</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b</text:p>
          </table:table-cell>
          <table:table-cell table:number-columns-repeated="2"/>
          <table:table-cell table:number-columns-repeated="2" office:value-type="float" office:value="1" calcext:value-type="float">
            <text:p>1</text:p>
          </table:table-cell>
          <table:table-cell office:value-type="string" calcext:value-type="string">
            <text:p>b</text:p>
          </table:table-cell>
          <table:table-cell table:style-name="ce3" office:value-type="string" calcext:value-type="string">
            <text:p>und Timotheus, der Bruder,</text:p>
          </table:table-cell>
          <table:table-cell table:number-columns-repeated="2"/>
        </table:table-row>
        <table:table-row table:style-name="ro2">
          <table:table-cell table:number-columns-repeated="2" office:value-type="float" office:value="1" calcext:value-type="float">
            <text:p>1</text:p>
          </table:table-cell>
          <table:table-cell office:value-type="string" calcext:value-type="string">
            <text:p>c</text:p>
          </table:table-cell>
          <table:table-cell table:style-name="Default" office:value-type="string" calcext:value-type="string">
            <text:p>den Heiligen und Treuen in Christo Jesu, die in Ephesus sind:</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office:value-type="string" calcext:value-type="string">
            <text:p>den heiligen und treuen Brüdern in Christo, die in Kolossä sind: </text:p>
          </table:table-cell>
          <table:table-cell table:number-columns-repeated="2"/>
        </table:table-row>
        <table:table-row table:style-name="ro3">
          <table:table-cell office:value-type="float" office:value="1" calcext:value-type="float">
            <text:p>1</text:p>
          </table:table-cell>
          <table:table-cell office:value-type="float" office:value="2" calcext:value-type="float">
            <text:p>2</text:p>
          </table:table-cell>
          <table:table-cell/>
          <table:table-cell office:value-type="string" calcext:value-type="string">
            <text:p>Gnade euch und Friede von Gott, unserem Vater, und dem Herrn Jesus Christu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b</text:p>
          </table:table-cell>
          <table:table-cell table:style-name="ce3" office:value-type="string" calcext:value-type="string">
            <text:p>Gnade euch und Friede von Gott, unserem Vater, und dem Herrn Jesus Christus!</text:p>
          </table:table-cell>
          <table:table-cell table:number-columns-repeated="2"/>
        </table:table-row>
        <table:table-row table:style-name="ro4">
          <table:table-cell office:value-type="float" office:value="1" calcext:value-type="float">
            <text:p>1</text:p>
          </table:table-cell>
          <table:table-cell office:value-type="float" office:value="3" calcext:value-type="float">
            <text:p>3</text:p>
          </table:table-cell>
          <table:table-cell/>
          <table:table-cell office:value-type="string" calcext:value-type="string">
            <text:p>Gepriesen sei der Gott und Vater unseres Herrn Jesus Christus, der uns gesegnet hat mit jeder geistlichen Segnung in den himmlischen Örtern in Christo,</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uns zuvorbestimmt hat zur Sohnschaft durch Jesus Christum für sich selbst nach dem Wohlgefallen seines Willen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6" calcext:value-type="float">
            <text:p>6</text:p>
          </table:table-cell>
          <table:table-cell/>
          <table:table-cell office:value-type="string" calcext:value-type="string">
            <text:p>zum Preis der Herrlichkeit seiner Gnade, worin er uns begnadigt hat in dem Geliebten,</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e</text:p>
          </table:table-cell>
          <table:table-cell table:style-name="Default"/>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a</text:p>
          </table:table-cell>
          <table:table-cell office:value-type="string" calcext:value-type="string">
            <text:p>für euch zu dank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text:p>
          </table:table-cell>
          <table:table-cell table:style-name="Default" office:value-type="string" calcext:value-type="string">
            <text:p>Wir danken dem Gott und Vater unseres Herrn Jesus Christus allezeit,</text:p>
          </table:table-cell>
          <table:table-cell table:number-columns-repeated="2"/>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b</text:p>
          </table:table-cell>
          <table:table-cell office:value-type="string" calcext:value-type="string">
            <text:p>[euer] erwähnend in meinen Gebet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c</text:p>
          </table:table-cell>
          <table:table-cell office:value-type="string" calcext:value-type="string">
            <text:p>indem wir für euch beten,</text:p>
          </table:table-cell>
          <table:table-cell table:number-columns-repeated="2"/>
        </table:table-row>
        <table:table-row table:style-name="ro3">
          <table:table-cell office:value-type="float" office:value="1" calcext:value-type="float">
            <text:p>1</text:p>
          </table:table-cell>
          <table:table-cell office:value-type="float" office:value="14" calcext:value-type="float">
            <text:p>14</text:p>
          </table:table-cell>
          <table:table-cell/>
          <table:table-cell office:value-type="string" calcext:value-type="string">
            <text:p>welcher das Unterpfand unseres Erbes ist, zur Erlösung des erworbenen Besitzes, zum Preis seiner Herrlichkei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style-name="Default"/>
          <table:table-cell table:number-columns-repeated="2"/>
        </table:table-row>
        <table:table-row table:style-name="ro5">
          <table:table-cell office:value-type="float" office:value="1" calcext:value-type="float">
            <text:p>1</text:p>
          </table:table-cell>
          <table:table-cell office:value-type="float" office:value="15" calcext:value-type="float">
            <text:p>15</text:p>
          </table:table-cell>
          <table:table-cell office:value-type="string" calcext:value-type="string">
            <text:p>a</text:p>
          </table:table-cell>
          <table:table-cell office:value-type="string" calcext:value-type="string">
            <text:p>Weshalb auch ich, nachdem ich gehört habe von dem Glauben an den Herrn Jesus, der in euch ist, und von der Liebe, die ihr zu allen Heiligen hab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nachdem wir gehört haben von eurem Glauben in Christo Jesu und der Liebe, die ihr zu allen Heiligen habt,</text:p>
          </table:table-cell>
          <table:table-cell table:number-columns-repeated="2"/>
        </table:table-row>
        <table:table-row table:style-name="ro6">
          <table:table-cell office:value-type="float" office:value="1" calcext:value-type="float">
            <text:p>1</text:p>
          </table:table-cell>
          <table:table-cell office:value-type="float" office:value="13" calcext:value-type="float">
            <text:p>13</text:p>
          </table:table-cell>
          <table:table-cell/>
          <table:table-cell office:value-type="string" calcext:value-type="string">
            <text:p>In ihm seid auch ihr, nachdem ihr das <text:span text:style-name="T1">Wort der Wahrheit</text:span>, das Evangelium eurer Rettung, gehört habt - in ihm seid auch ihr, als ihr gläubig wurdet, versiegelt worden mit dem Heiligen Geist der Verheißung,</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wegen der Hoffnung, die für euch aufgehoben ist in den Himmeln, von welcher ihr zuvor gehört habt in dem<text:span text:style-name="T1"> Wort der Wahrheit</text:span> des Evangeliums,</text:p>
          </table:table-cell>
          <table:table-cell table:number-columns-repeated="2"/>
        </table:table-row>
        <table:table-row table:style-name="ro4">
          <table:table-cell office:value-type="float" office:value="5" calcext:value-type="float">
            <text:p>5</text:p>
          </table:table-cell>
          <table:table-cell office:value-type="float" office:value="9" calcext:value-type="float">
            <text:p>9</text:p>
          </table:table-cell>
          <table:table-cell/>
          <table:table-cell office:value-type="string" calcext:value-type="string">
            <text:p>(denn die <text:span text:style-name="T1">Frucht</text:span> des Geistes besteht in aller Gütigkeit und Gerechtigkeit und Wahrheit),</text:p>
          </table:table-cell>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s zu euch gekommen, so wie es auch in der ganzen Welt ist, und ist <text:span text:style-name="T1">fruchtbringend</text:span> und wachsend, wie auch unter euch, von dem Tag an, da ihr es gehört und die Gnade Gottes in Wahrheit erkannt habt;</text:p>
          </table:table-cell>
          <table:table-cell table:number-columns-repeated="2"/>
        </table:table-row>
        <table:table-row table:style-name="ro3">
          <table:table-cell office:value-type="float" office:value="4" calcext:value-type="float">
            <text:p>4</text:p>
          </table:table-cell>
          <table:table-cell office:value-type="float" office:value="20" calcext:value-type="float">
            <text:p>20</text:p>
          </table:table-cell>
          <table:table-cell/>
          <table:table-cell office:value-type="string" calcext:value-type="string">
            <text:p>Ihr aber habt den Christus nicht also <text:span text:style-name="T1">gelernt</text:span>,</text:p>
          </table:table-cell>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so wie ihr <text:span text:style-name="T1">gelernt</text:span> habt von Epaphras, unserem geliebten Mitknecht, der ein treuer Diener des Christus für euch ist,</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der uns auch eure Liebe im Geist kundgetan hat.</text:p>
          </table:table-cell>
          <table:table-cell table:number-columns-repeated="2"/>
        </table:table-row>
        <table:table-row table:style-name="ro2">
          <table:table-cell office:value-type="float" office:value="1" calcext:value-type="float">
            <text:p>1</text:p>
          </table:table-cell>
          <table:table-cell office:value-type="float" office:value="15" calcext:value-type="float">
            <text:p>15</text:p>
          </table:table-cell>
          <table:table-cell office:value-type="string" calcext:value-type="string">
            <text:p>b</text:p>
          </table:table-cell>
          <table:table-cell office:value-type="string" calcext:value-type="string">
            <text:p>nicht aufhöre,</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a</text:p>
          </table:table-cell>
          <table:table-cell office:value-type="string" calcext:value-type="string">
            <text:p>Deshalb hören auch wir nicht auf,</text:p>
          </table:table-cell>
          <table:table-cell table:number-columns-repeated="2"/>
        </table:table-row>
        <table:table-row table:style-name="ro3">
          <table:table-cell office:value-type="float" office:value="1" calcext:value-type="float">
            <text:p>1</text:p>
          </table:table-cell>
          <table:table-cell office:value-type="float" office:value="9" calcext:value-type="float">
            <text:p>9</text:p>
          </table:table-cell>
          <table:table-cell/>
          <table:table-cell office:value-type="string" calcext:value-type="string">
            <text:p>indem er uns kundgetan hat das Geheimnis seines Willens, nach seinem Wohlgefallen, das er sich vorgesetzt hat in sich selbs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b</text:p>
          </table:table-cell>
          <table:table-cell office:value-type="string" calcext:value-type="string">
            <text:p>von dem Tag an, da wir es gehört haben, für euch zu beten und zu bitten, auf daß ihr erfüllt sein mögt mit der Erkenntnis seines Willens</text:p>
          </table:table-cell>
          <table:table-cell table:number-columns-repeated="2"/>
        </table:table-row>
        <table:table-row table:style-name="ro3">
          <table:table-cell office:value-type="float" office:value="1" calcext:value-type="float">
            <text:p>1</text:p>
          </table:table-cell>
          <table:table-cell office:value-type="float" office:value="8" calcext:value-type="float">
            <text:p>8</text:p>
          </table:table-cell>
          <table:table-cell/>
          <table:table-cell office:value-type="string" calcext:value-type="string">
            <text:p>welche er gegen uns hat überströmen lassen in aller Weisheit und Einsich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c</text:p>
          </table:table-cell>
          <table:table-cell office:value-type="string" calcext:value-type="string">
            <text:p>in aller Weisheit und geistlichem Verständnis,</text:p>
          </table:table-cell>
          <table:table-cell table:number-columns-repeated="2"/>
        </table:table-row>
        <table:table-row table:style-name="ro3">
          <table:table-cell office:value-type="float" office:value="4" calcext:value-type="float">
            <text:p>4</text:p>
          </table:table-cell>
          <table:table-cell office:value-type="float" office:value="1" calcext:value-type="float">
            <text:p>1</text:p>
          </table:table-cell>
          <table:table-cell/>
          <table:table-cell office:value-type="string" calcext:value-type="string">
            <text:p>Ich ermahne euch nun, ich, der Gefangene im Herrn, daß ihr würdig wandelt der Berufung, mit welcher ihr berufen worden seid,</text:p>
          </table:table-cell>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um würdig des Herrn zu wandeln zu allem Wohlgefallen, in jedem guten Werk fruchtbringend, und wachsend durch die Erkenntnis Gottes,</text:p>
          </table:table-cell>
          <table:table-cell table:number-columns-repeated="2"/>
        </table:table-row>
        <table:table-row table:style-name="ro3">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welches die überschwengliche Größe seiner Kraft an uns, den Glaubenden, nach der Wirksamkeit der Macht seiner Stärke,</text:p>
          </table:table-cell>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gekräftigt mit aller Kraft nach der Macht seiner Herrlichkeit, zu allem Ausharren und aller Langmut mit Freuden;</text:p>
          </table:table-cell>
          <table:table-cell table:number-columns-repeated="2"/>
        </table:table-row>
        <table:table-row table:style-name="ro3">
          <table:table-cell office:value-type="float" office:value="5" calcext:value-type="float">
            <text:p>5</text:p>
          </table:table-cell>
          <table:table-cell office:value-type="float" office:value="8" calcext:value-type="float">
            <text:p>8</text:p>
          </table:table-cell>
          <table:table-cell office:value-type="string" calcext:value-type="string">
            <text:p>b</text:p>
          </table:table-cell>
          <table:table-cell office:value-type="string" calcext:value-type="string">
            <text:p>jetzt aber seid ihr Licht in dem Herrn; wandelt als Kinder des Lichts,</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nksagend dem Vater, der uns fähig gemacht hat zu dem Anteil am Erbe der Heiligen in dem Licht,</text:p>
          </table:table-cell>
          <table:table-cell table:number-columns-repeated="2"/>
        </table:table-row>
        <table:table-row table:style-name="ro2">
          <table:table-cell office:value-type="float" office:value="5" calcext:value-type="float">
            <text:p>5</text:p>
          </table:table-cell>
          <table:table-cell office:value-type="float" office:value="8" calcext:value-type="float">
            <text:p>8</text:p>
          </table:table-cell>
          <table:table-cell office:value-type="string" calcext:value-type="string">
            <text:p>a</text:p>
          </table:table-cell>
          <table:table-cell office:value-type="string" calcext:value-type="string">
            <text:p>Denn einst wart ihr Finsternis, </text:p>
          </table:table-cell>
          <table:table-cell/>
          <table:table-cell office:value-type="float" office:value="1" calcext:value-type="float">
            <text:p>1</text:p>
          </table:table-cell>
          <table:table-cell office:value-type="float" office:value="13" calcext:value-type="float">
            <text:p>13</text:p>
          </table:table-cell>
          <table:table-cell office:value-type="string" calcext:value-type="string">
            <text:p>a</text:p>
          </table:table-cell>
          <table:table-cell office:value-type="string" calcext:value-type="string">
            <text:p>der uns errettet hat aus der Gewalt der Finsternis</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3" calcext:value-type="float">
            <text:p>13</text:p>
          </table:table-cell>
          <table:table-cell office:value-type="string" calcext:value-type="string">
            <text:p>b</text:p>
          </table:table-cell>
          <table:table-cell table:style-name="Default" office:value-type="string" calcext:value-type="string">
            <text:p>und versetzt in das Reich des Sohnes seiner Liebe,</text:p>
          </table:table-cell>
          <table:table-cell table:number-columns-repeated="2"/>
        </table:table-row>
        <table:table-row table:style-name="ro3">
          <table:table-cell office:value-type="float" office:value="1" calcext:value-type="float">
            <text:p>1</text:p>
          </table:table-cell>
          <table:table-cell office:value-type="float" office:value="7" calcext:value-type="float">
            <text:p>7</text:p>
          </table:table-cell>
          <table:table-cell/>
          <table:table-cell office:value-type="string" calcext:value-type="string">
            <text:p>in welchem wir die Erlösung haben durch sein Blut, die Vergebung der Vergehungen, nach dem Reichtum seiner Gnade,</text:p>
          </table:table-cell>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in welchem wir die Erlösung haben, die Vergebung der Sünden;</text:p>
          </table:table-cell>
          <table:table-cell table:number-columns-repeated="2"/>
        </table:table-row>
        <table:table-row table:style-name="ro3">
          <table:table-cell table:number-columns-repeated="3"/>
          <table:table-cell table:style-name="Default"/>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lcher das Bild des unsichtbaren Gottes ist, der Erstgeborene aller Schöpfung.</text:p>
          </table:table-cell>
          <table:table-cell table:number-columns-repeated="2"/>
        </table:table-row>
        <table:table-row table:style-name="ro6">
          <table:table-cell office:value-type="float" office:value="2" calcext:value-type="float">
            <text:p>2</text:p>
          </table:table-cell>
          <table:table-cell office:value-type="float" office:value="10" calcext:value-type="float">
            <text:p>10</text:p>
          </table:table-cell>
          <table:table-cell/>
          <table:table-cell office:value-type="string" calcext:value-type="string">
            <text:p>Denn<text:span text:style-name="T1"> wir sind sein Werk, geschaffen in Christo Jesu</text:span> zu guten Werken, welche Gott zuvor bereitet hat, auf daß wir in ihnen wandeln sollen.</text:p>
          </table:table-cell>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text:span text:style-name="T1"> durch ihn sind alle Dinge geschaffen worden</text:span>, die in den Himmeln und die auf der Erde, die sichtbaren und die unsichtbaren, es seien Throne oder Herrschaften oder Fürstentümer oder Gewalten: alle Dinge sind durch ihn und für ihn geschaffen.</text:p>
          </table:table-cell>
          <table:table-cell table:number-columns-repeated="2"/>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Und er ist vor allen, und alle Dinge bestehen zusammen durch ihn.</text:p>
          </table:table-cell>
          <table:table-cell table:number-columns-repeated="2"/>
        </table:table-row>
        <table:table-row table:style-name="ro4">
          <table:table-cell office:value-type="float" office:value="1" calcext:value-type="float">
            <text:p>1</text:p>
          </table:table-cell>
          <table:table-cell office:value-type="float" office:value="22" calcext:value-type="float">
            <text:p>22</text:p>
          </table:table-cell>
          <table:table-cell/>
          <table:table-cell office:value-type="string" calcext:value-type="string">
            <text:p>und hat alles seinen Füßen unterworfen und ihn als Haupt über alles der Versammlung gegeben,</text:p>
          </table:table-cell>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Und er ist das Haupt des Leibes, der Versammlung, welcher der Anfang ist, der Erstgeborene aus den Toten, auf daß er in allem den Vorrang habe;</text:p>
          </table:table-cell>
          <table:table-cell table:number-columns-repeated="2"/>
        </table:table-row>
        <table:table-row table:style-name="ro2">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lche sein Leib ist, die Fülle dessen, der alles in allem erfüllt);</text:p>
          </table:table-cell>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denn es war das Wohlgefallen der ganzen Fülle, in ihm zu wohnen</text:p>
          </table:table-cell>
          <table:table-cell table:number-columns-repeated="2"/>
        </table:table-row>
        <table:table-row table:style-name="ro3">
          <table:table-cell office:value-type="float" office:value="2" calcext:value-type="float">
            <text:p>2</text:p>
          </table:table-cell>
          <table:table-cell office:value-type="float" office:value="14" calcext:value-type="float">
            <text:p>14</text:p>
          </table:table-cell>
          <table:table-cell/>
          <table:table-cell office:value-type="string" calcext:value-type="string">
            <text:p>Denn er ist unser Friede, der aus beiden eines gemacht und abgebrochen hat die Zwischenwand der Umzäunung,</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Default" office:value-type="string" calcext:value-type="string">
            <text:p>und durch ihn alle Dinge mit sich zu versöhnen indem er Frieden gemacht hat </text:p>
          </table:table-cell>
          <table:table-cell table:number-columns-repeated="2"/>
        </table:table-row>
        <table:table-row table:style-name="ro4">
          <table:table-cell office:value-type="float" office:value="2" calcext:value-type="float">
            <text:p>2</text:p>
          </table:table-cell>
          <table:table-cell office:value-type="float" office:value="15" calcext:value-type="float">
            <text:p>15</text:p>
          </table:table-cell>
          <table:table-cell/>
          <table:table-cell office:value-type="string" calcext:value-type="string">
            <text:p>nachdem er in seinem Fleisch die Feindschaft, das Gesetz der Gebote in Satzungen, hinweggetan hatte, auf daß er die zwei, Frieden stiftend, in sich selbst zu einem neuen Menschen schüfe,</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ce4" office:value-type="string" calcext:value-type="string">
            <text:p>in dem Leib seines Fleisches </text:p>
          </table:table-cell>
          <table:table-cell table:number-columns-repeated="2"/>
        </table:table-row>
        <table:table-row table:style-name="ro3">
          <table:table-cell office:value-type="float" office:value="2" calcext:value-type="float">
            <text:p>2</text:p>
          </table:table-cell>
          <table:table-cell office:value-type="float" office:value="13" calcext:value-type="float">
            <text:p>13</text:p>
          </table:table-cell>
          <table:table-cell/>
          <table:table-cell office:value-type="string" calcext:value-type="string">
            <text:p>Jetzt aber, in Christo Jesu, seid ihr, die ihr einst fern wart, durch das<text:span text:style-name="T1"> Blut des Christus</text:span> nahe geworden.</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b</text:p>
          </table:table-cell>
          <table:table-cell office:value-type="string" calcext:value-type="string">
            <text:p>durch das <text:span text:style-name="T1">Blut seines Kreuzes</text:span>, durch ihn, es seien die Dinge auf der Erde oder die Dinge in den Himmeln.</text:p>
          </table:table-cell>
          <table:table-cell table:number-columns-repeated="2"/>
        </table:table-row>
        <table:table-row table:style-name="ro3">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die beiden in einem Leib mit Gott versöhnte durch das Kreuz, nachdem er durch dasselbe die Feindschaft getötet hatte.</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a?</text:p>
          </table:table-cell>
          <table:table-cell office:value-type="string" calcext:value-type="string">
            <text:p>Und euch, die ihr einst entfremdet und Feinde wart nach der Gesinnung in den bösen Werken, hat er aber nun versöhnt</text:p>
          </table:table-cell>
          <table:table-cell table:number-columns-repeated="2"/>
        </table:table-row>
        <table:table-row table:style-name="ro3">
          <table:table-cell office:value-type="float" office:value="2" calcext:value-type="float">
            <text:p>2</text:p>
          </table:table-cell>
          <table:table-cell office:value-type="float" office:value="17" calcext:value-type="float">
            <text:p>17</text:p>
          </table:table-cell>
          <table:table-cell/>
          <table:table-cell office:value-type="string" calcext:value-type="string">
            <text:p>Und er kam und verkündigte Frieden, euch, den Fernen, und Frieden den Nah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b?</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enn durch ihn haben wir beide den Zugang durch einen Geist zu dem Vater.</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19" calcext:value-type="float">
            <text:p>19</text:p>
          </table:table-cell>
          <table:table-cell/>
          <table:table-cell office:value-type="string" calcext:value-type="string">
            <text:p>Also seid ihr denn nicht mehr Fremdlinge und ohne Bürgerrecht, sondern ihr seid Mitbürger der Heiligen und Hausgenossen Gottes,</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20" calcext:value-type="float">
            <text:p>20</text:p>
          </table:table-cell>
          <table:table-cell/>
          <table:table-cell office:value-type="string" calcext:value-type="string">
            <text:p>auferbaut auf dem Fundament der Apostel und Propheten, während Jesus Christus selbst der Eckstein 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e?</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21" calcext:value-type="float">
            <text:p>21</text:p>
          </table:table-cell>
          <table:table-cell/>
          <table:table-cell office:value-type="string" calcext:value-type="string">
            <text:p>in welchem der ganze Bau, wohl zusammengefügt, wächst zu einem heiligen Tempel im Herr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f?</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22" calcext:value-type="float">
            <text:p>22</text:p>
          </table:table-cell>
          <table:table-cell/>
          <table:table-cell office:value-type="string" calcext:value-type="string">
            <text:p>in welchem auch ihr mitaufgebaut werdet zu einer Behausung Gottes im Ge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g?</text:p>
          </table:table-cell>
          <table:table-cell table:style-name="Default"/>
          <table:table-cell table:number-columns-repeated="2"/>
        </table:table-row>
        <table:table-row table:style-name="ro3">
          <table:table-cell office:value-type="float" office:value="3" calcext:value-type="float">
            <text:p>3</text:p>
          </table:table-cell>
          <table:table-cell office:value-type="float" office:value="1" calcext:value-type="float">
            <text:p>1</text:p>
          </table:table-cell>
          <table:table-cell/>
          <table:table-cell office:value-type="string" calcext:value-type="string">
            <text:p>Dieserhalb ich, Paulus, der Gefangene Christi Jesu für euch, die Nation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ext:p>
          </table:table-cell>
          <table:table-cell table:style-name="Default"/>
          <table:table-cell table:number-columns-repeated="2"/>
        </table:table-row>
        <table:table-row table:style-name="ro3">
          <table:table-cell office:value-type="float" office:value="1" calcext:value-type="float">
            <text:p>1</text:p>
          </table:table-cell>
          <table:table-cell office:value-type="float" office:value="4" calcext:value-type="float">
            <text:p>4</text:p>
          </table:table-cell>
          <table:table-cell/>
          <table:table-cell office:value-type="string" calcext:value-type="string">
            <text:p>wie er uns auserwählt hat in ihm vor Grundlegung der Welt, daß wir heilig und tadellos seien vor ihm in Liebe;</text:p>
          </table:table-cell>
          <table:table-cell/>
          <table:table-cell office:value-type="float" office:value="1" calcext:value-type="float">
            <text:p>1</text:p>
          </table:table-cell>
          <table:table-cell office:value-type="float" office:value="22" calcext:value-type="float">
            <text:p>22</text:p>
          </table:table-cell>
          <table:table-cell office:value-type="string" calcext:value-type="string">
            <text:p>b</text:p>
          </table:table-cell>
          <table:table-cell office:value-type="string" calcext:value-type="string">
            <text:p>durch den Tod, um euch heilig und tadellos und unsträflich vor sich hinzustellen,</text:p>
          </table:table-cell>
          <table:table-cell table:number-columns-repeated="2"/>
        </table:table-row>
        <table:table-row table:style-name="ro6">
          <table:table-cell office:value-type="float" office:value="3" calcext:value-type="float">
            <text:p>3</text:p>
          </table:table-cell>
          <table:table-cell office:value-type="float" office:value="7" calcext:value-type="float">
            <text:p>7</text:p>
          </table:table-cell>
          <table:table-cell/>
          <table:table-cell office:value-type="string" calcext:value-type="string">
            <text:p><text:span text:style-name="T1">dessen Diener ich geworden bin</text:span> nach der Gabe der Gnade Gottes, die mir gegeben ist nach der Wirksamkeit seiner Kraft.</text:p>
          </table:table-cell>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nn ihr anders in dem Glauben gegründet und fest bleibt und nicht abbewegt werdet von der Hoffnung des Evangeliums, welches ihr gehört habt, das gepredigt worden in der ganzen Schöpfung, die unter dem Himmel ist, <text:span text:style-name="T1">dessen Diener ich, Paulus, geworden bin</text:span>.</text:p>
          </table:table-cell>
          <table:table-cell table:number-columns-repeated="2"/>
        </table:table-row>
        <table:table-row table:style-name="ro4">
          <table:table-cell office:value-type="float" office:value="3" calcext:value-type="float">
            <text:p>3</text:p>
          </table:table-cell>
          <table:table-cell office:value-type="float" office:value="13" calcext:value-type="float">
            <text:p>13</text:p>
          </table:table-cell>
          <table:table-cell/>
          <table:table-cell office:value-type="string" calcext:value-type="string">
            <text:p>Deshalb bitte ich, nicht mutlos zu werden durch meine Drangsale für euch, welche eure Ehre sind.</text:p>
          </table:table-cell>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Jetzt freue ich mich in den Leiden für euch und ergänze in meinem Fleisch, was noch rückständig ist von den Drangsalen des Christus für seinen Leib, das ist die Versammlung,</text:p>
          </table:table-cell>
          <table:table-cell table:number-columns-repeated="2"/>
        </table:table-row>
        <table:table-row table:style-name="ro7">
          <table:table-cell office:value-type="float" office:value="3" calcext:value-type="float">
            <text:p>3</text:p>
          </table:table-cell>
          <table:table-cell office:value-type="float" office:value="2" calcext:value-type="float">
            <text:p>2</text:p>
          </table:table-cell>
          <table:table-cell/>
          <table:table-cell office:value-type="string" calcext:value-type="string">
            <text:p>Ihr habt ja gewiß von der <text:span text:style-name="T1">Verwaltung</text:span> der Gnade Gottes gehört, <text:span text:style-name="T1">die mir für euch gegeben worden ist,</text:span></text:p>
          </table:table-cell>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Deren Diener bin ich geworden gemäß der <text:span text:style-name="T1">Verwaltung, die mir von Gott für euch gegeben ist</text:span>, um das Wort Gottes zu vollenden,</text:p>
          </table:table-cell>
          <table:table-cell table:number-columns-repeated="2"/>
        </table:table-row>
        <table:table-row table:style-name="ro8">
          <table:table-cell office:value-type="float" office:value="3" calcext:value-type="float">
            <text:p>3</text:p>
          </table:table-cell>
          <table:table-cell office:value-type="float" office:value="9" calcext:value-type="float">
            <text:p>9</text:p>
          </table:table-cell>
          <table:table-cell/>
          <table:table-cell office:value-type="string" calcext:value-type="string">
            <text:p>und alle zu erleuchten, welches die Gemeinschaft des Geheimnisses sei, das von den Zeitaltern her <text:span text:style-name="T1">verborgen</text:span> war in Gott, der alle Dinge geschaffen ha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text:p>
          </table:table-cell>
          <table:table-cell office:value-type="string" calcext:value-type="string">
            <text:p>das Geheimnis, welches von den Zeitaltern und von den Geschlechtern her <text:span text:style-name="T1">verborgen</text:span> war,</text:p>
          </table:table-cell>
          <table:table-cell table:number-columns-repeated="2"/>
        </table:table-row>
        <table:table-row table:style-name="ro4">
          <table:table-cell office:value-type="float" office:value="3" calcext:value-type="float">
            <text:p>3</text:p>
          </table:table-cell>
          <table:table-cell office:value-type="float" office:value="5" calcext:value-type="float">
            <text:p>5</text:p>
          </table:table-cell>
          <table:table-cell/>
          <table:table-cell office:value-type="string" calcext:value-type="string">
            <text:p>welches in anderen Geschlechtern den Söhnen der Menschen nicht kundgetan worden, wie es jetzt geoffenbart worden ist seinen heiligen Aposteln und Propheten im Geis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office:value-type="string" calcext:value-type="string">
            <text:p>jetzt aber seinen Heiligen geoffenbart worden ist,</text:p>
          </table:table-cell>
          <table:table-cell table:number-columns-repeated="2"/>
        </table:table-row>
        <table:table-row table:style-name="ro4">
          <table:table-cell office:value-type="float" office:value="3" calcext:value-type="float">
            <text:p>3</text:p>
          </table:table-cell>
          <table:table-cell office:value-type="float" office:value="10" calcext:value-type="float">
            <text:p>10</text:p>
          </table:table-cell>
          <table:table-cell/>
          <table:table-cell office:value-type="string" calcext:value-type="string">
            <text:p>auf daß jetzt den Fürstentümern und den Gewalten in den himmlischen Örtern durch die Versammlung kundgetan werde die gar mannigfaltige Weisheit Gottes, nach dem ewigen Vorsatz,</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table:style-name="Default"/>
          <table:table-cell table:number-columns-repeated="2"/>
        </table:table-row>
        <table:table-row table:style-name="ro4">
          <table:table-cell office:value-type="float" office:value="3" calcext:value-type="float">
            <text:p>3</text:p>
          </table:table-cell>
          <table:table-cell office:value-type="float" office:value="6" calcext:value-type="float">
            <text:p>6</text:p>
          </table:table-cell>
          <table:table-cell/>
          <table:table-cell office:value-type="string" calcext:value-type="string">
            <text:p>daß die aus den Nationen Miterben seien und Miteinverleibte und Mitteilhaber [seiner] Verheißung in Christo Jesu durch das Evangelium,</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cell table:number-columns-repeated="2"/>
        </table:table-row>
        <table:table-row table:style-name="ro9">
          <table:table-cell office:value-type="float" office:value="3" calcext:value-type="float">
            <text:p>3</text:p>
          </table:table-cell>
          <table:table-cell office:value-type="float" office:value="11" calcext:value-type="float">
            <text:p>11</text:p>
          </table:table-cell>
          <table:table-cell/>
          <table:table-cell office:value-type="string" calcext:value-type="string">
            <text:p>den er gefaßt hat in Christo Jesu, unserem Herr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cell table:number-columns-repeated="2"/>
        </table:table-row>
        <table:table-row table:style-name="ro10">
          <table:table-cell office:value-type="float" office:value="3" calcext:value-type="float">
            <text:p>3</text:p>
          </table:table-cell>
          <table:table-cell office:value-type="float" office:value="12" calcext:value-type="float">
            <text:p>12</text:p>
          </table:table-cell>
          <table:table-cell/>
          <table:table-cell office:value-type="string" calcext:value-type="string">
            <text:p>in welchem wir die Freimütigkeit haben und den Zugang in Zuversicht durch den Glauben an ih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d?</text:p>
          </table:table-cell>
          <table:table-cell table:style-name="Default"/>
          <table:table-cell table:number-columns-repeated="2"/>
        </table:table-row>
        <table:table-row table:style-name="ro4">
          <table:table-cell office:value-type="float" office:value="3" calcext:value-type="float">
            <text:p>3</text:p>
          </table:table-cell>
          <table:table-cell office:value-type="float" office:value="8" calcext:value-type="float">
            <text:p>8</text:p>
          </table:table-cell>
          <table:table-cell/>
          <table:table-cell office:value-type="string" calcext:value-type="string">
            <text:p>Mir, dem Allergeringsten von allen Heiligen, ist diese Gnade gegeben worden, [unter] den Nationen den unausforschlichen Reichtum des Christus zu verkündigen,</text:p>
          </table:table-cell>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nen Gott kundtun wollte, welches der Reichtum der Herrlichkeit dieses Geheimnisses sei unter den Nationen, welches ist Christus in euch, die Hoffnung der Herrlichkeit;</text:p>
          </table:table-cell>
          <table:table-cell table:number-columns-repeated="2"/>
        </table:table-row>
        <table:table-row table:style-name="ro4">
          <table:table-cell office:value-type="float" office:value="4" calcext:value-type="float">
            <text:p>4</text:p>
          </table:table-cell>
          <table:table-cell office:value-type="float" office:value="13" calcext:value-type="float">
            <text:p>13</text:p>
          </table:table-cell>
          <table:table-cell/>
          <table:table-cell office:value-type="string" calcext:value-type="string">
            <text:p>bis wir alle hingelangen zu der Einheit des Glaubens und zur Erkenntnis des Sohnes Gottes, <text:span text:style-name="T1">zu dem erwachsenen Mann</text:span>, zu dem Maß des vollen Wuchses der Fülle des Christus;</text:p>
          </table:table-cell>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en wir verkündigen, indem wir jeden Menschen ermahnen und jeden Menschen lehren in aller Weisheit, auf daß wir <text:span text:style-name="T1">jeden Menschen vollkommen</text:span> in Christo darstellen;</text:p>
          </table:table-cell>
          <table:table-cell table:number-columns-repeated="2"/>
        </table:table-row>
        <table:table-row table:style-name="ro3">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m aber, der über alles hinaus zu tun vermag, über die Maßen mehr, als was wir erbitten oder erdenken, <text:span text:style-name="T1">nach der Kraft, die in uns wirkt</text:span>,</text:p>
          </table:table-cell>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wozu ich mich auch bemühe, indem ich kämpfend ringe gemäß seiner Wirksamkeit, <text:span text:style-name="T1">die in mir wirkt in Kraft</text:span>.</text:p>
          </table:table-cell>
          <table:table-cell table:number-columns-repeated="2"/>
        </table:table-row>
        <table:table-row table:style-name="ro6">
          <table:table-cell office:value-type="float" office:value="6" calcext:value-type="float">
            <text:p>6</text:p>
          </table:table-cell>
          <table:table-cell office:value-type="float" office:value="12" calcext:value-type="float">
            <text:p>12</text:p>
          </table:table-cell>
          <table:table-cell/>
          <table:table-cell office:value-type="string" calcext:value-type="string">
            <text:p>Denn unser <text:span text:style-name="T1">Kampf</text:span> ist nicht wider Fleisch und Blut, sondern wider die Fürstentümer, wider die Gewalten, wider die Weltbeherrscher dieser Finsternis, wider die geistlichen Mächte der Bosheit in den himmlischen Örtern.</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enn ich will, daß ihr wisst, welch großen <text:span text:style-name="T1">Kampf</text:span> ich habe um euch und die in Laodizäa und so viele mein Angesicht im Fleisch nicht gesehen haben,</text:p>
          </table:table-cell>
          <table:table-cell table:number-columns-repeated="2"/>
        </table:table-row>
        <table:table-row table:style-name="ro4">
          <table:table-cell table:number-columns-repeated="3"/>
          <table:table-cell table:style-name="Default"/>
          <table:table-cell/>
          <table:table-cell table:number-columns-repeated="2" office:value-type="float" office:value="2" calcext:value-type="float">
            <text:p>2</text:p>
          </table:table-cell>
          <table:table-cell/>
          <table:table-cell office:value-type="string" calcext:value-type="string">
            <text:p>auf daß ihre Herzen getröstet sein mögen, vereinigt in Liebe und zu allem Reichtum der vollen Gewißheit des Verständnisses, zur Erkenntnis des Geheimnisses Gottes, des Vaters, und des Christus,</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in welchem verborgen sind alle Schätze der Weisheit und der Erkenntnis.</text:p>
          </table:table-cell>
          <table:table-cell table:number-columns-repeated="2"/>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a</text:p>
          </table:table-cell>
          <table:table-cell table:style-name="ce3" office:value-type="string" calcext:value-type="string">
            <text:p>Niemand verführe euch mit eitlen Worten,</text:p>
          </table:table-cell>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Dies sage ich aber, auf daß niemand euch verführe durch überredende Worte.</text:p>
          </table:table-cell>
          <table:table-cell table:number-columns-repeated="2"/>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Denn wenn ich auch dem Fleisch nach abwesend bin, so bin ich doch im Geist bei euch, mich freuend und sehend eure Ordnung und die Festigkeit eures Glaubens an Christum.</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Wie ihr nun den Christus Jesus, den Herrn, empfangen habt, so wandelt in ihm,</text:p>
          </table:table-cell>
          <table:table-cell table:number-columns-repeated="2"/>
        </table:table-row>
        <table:table-row table:style-name="ro3">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aß der Christus durch den Glauben in euren Herzen wohne, indem ihr in Liebe <text:span text:style-name="T1">gewurzelt</text:span> und gegründet seid,</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a?</text:p>
          </table:table-cell>
          <table:table-cell office:value-type="string" calcext:value-type="string">
            <text:p><text:span text:style-name="T1">gewurzelt</text:span> und auferbaut in ihm und befestigt in dem Glauben, so wie ihr gelehrt worden seid, überströmend in demselben mit Danksagung.</text:p>
          </table:table-cell>
          <table:table-cell table:number-columns-repeated="2"/>
        </table:table-row>
        <table:table-row table:style-name="ro3">
          <table:table-cell office:value-type="float" office:value="3" calcext:value-type="float">
            <text:p>3</text:p>
          </table:table-cell>
          <table:table-cell office:value-type="float" office:value="18" calcext:value-type="float">
            <text:p>18</text:p>
          </table:table-cell>
          <table:table-cell/>
          <table:table-cell office:value-type="string" calcext:value-type="string">
            <text:p>auf daß ihr völlig zu erfassen vermögt mit allen Heiligen, welches die Breite und Länge und Tiefe und Höhe sei,</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b?</text:p>
          </table:table-cell>
          <table:table-cell table:style-name="Default"/>
          <table:table-cell table:number-columns-repeated="2"/>
        </table:table-row>
        <table:table-row table:style-name="ro6">
          <table:table-cell office:value-type="float" office:value="4" calcext:value-type="float">
            <text:p>4</text:p>
          </table:table-cell>
          <table:table-cell office:value-type="float" office:value="14" calcext:value-type="float">
            <text:p>14</text:p>
          </table:table-cell>
          <table:table-cell/>
          <table:table-cell office:value-type="string" calcext:value-type="string">
            <text:p>auf daß wir nicht mehr Unmündige seien, hin-und hergeworfen und umhergetrieben von jedem Wind der Lehre, die da kommt durch die Betrügerei der Menschen, durch ihre Verschlagenheit zu listig ersonnenem Irrtum;</text:p>
          </table:table-cell>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Seht zu, daß nicht jemand sei, der euch als Beute wegführe durch die Philosophie und durch eitlen Betrug, nach der Überlieferung der Menschen, nach den Elementen der Welt, und nicht nach Christo.</text:p>
          </table:table-cell>
          <table:table-cell table:number-columns-repeated="2"/>
        </table:table-row>
        <table:table-row table:style-name="ro3">
          <table:table-cell office:value-type="float" office:value="3" calcext:value-type="float">
            <text:p>3</text:p>
          </table:table-cell>
          <table:table-cell office:value-type="float" office:value="19" calcext:value-type="float">
            <text:p>19</text:p>
          </table:table-cell>
          <table:table-cell/>
          <table:table-cell office:value-type="string" calcext:value-type="string">
            <text:p>und zu erkennen die die Erkenntnis übersteigende Liebe des Christus, auf daß ihr erfüllt sein mögt zu der ganzen Fülle Gottes.</text:p>
          </table:table-cell>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Denn in ihm wohnt die ganze Fülle der Gottheit leibhaftig;</text:p>
          </table:table-cell>
          <table:table-cell table:number-columns-repeated="2"/>
        </table:table-row>
        <table:table-row table:style-name="ro3">
          <table:table-cell office:value-type="float" office:value="4" calcext:value-type="float">
            <text:p>4</text:p>
          </table:table-cell>
          <table:table-cell office:value-type="float" office:value="12" calcext:value-type="float">
            <text:p>12</text:p>
          </table:table-cell>
          <table:table-cell/>
          <table:table-cell office:value-type="string" calcext:value-type="string">
            <text:p>zur Vollendung der Heiligen, für das Werk des Dienstes, für die Auferbauung des Leibes Christi,</text:p>
          </table:table-cell>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ihr seid vollendet in ihm, welcher das Haupt jedes Fürstentums und jeder Gewalt ist;</text:p>
          </table:table-cell>
          <table:table-cell table:number-columns-repeated="2"/>
        </table:table-row>
        <table:table-row table:style-name="ro4">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eshalb seid eingedenk, daß ihr, einst die Nationen im Fleisch, welche Vorhaut genannt werden von der sogenannten Beschneidung, die im Fleisch mit Händen geschieht,</text:p>
          </table:table-cell>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in welchem ihr auch beschnitten worden seid mit einer nicht mit Händen geschehenen Beschneidung, in dem Ausziehen des Leibes des Fleisches,</text:p>
          </table:table-cell>
          <table:table-cell table:number-columns-repeated="2"/>
        </table:table-row>
        <table:table-row table:style-name="ro4">
          <table:table-cell office:value-type="float" office:value="1" calcext:value-type="float">
            <text:p>1</text:p>
          </table:table-cell>
          <table:table-cell office:value-type="float" office:value="20" calcext:value-type="float">
            <text:p>20</text:p>
          </table:table-cell>
          <table:table-cell/>
          <table:table-cell office:value-type="string" calcext:value-type="string">
            <text:p>in welcher er gewirkt hat in dem Christus, indem er ihn aus den Toten auferweckte (und er setzte ihn zu seiner Rechten in den himmlischen Örtern,</text:p>
          </table:table-cell>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in der Beschneidung des Christus, mit ihm begraben in der Taufe, in welcher ihr auch mitauferweckt worden seid durch den Glauben an die wirksame Kraft Gottes, der ihn aus den Toten auferweckt hat.</text:p>
          </table:table-cell>
          <table:table-cell table:number-columns-repeated="2"/>
        </table:table-row>
        <table:table-row table:style-name="ro4">
          <table:table-cell office:value-type="float" office:value="2" calcext:value-type="float">
            <text:p>2</text:p>
          </table:table-cell>
          <table:table-cell office:value-type="float" office:value="5" calcext:value-type="float">
            <text:p>5</text:p>
          </table:table-cell>
          <table:table-cell/>
          <table:table-cell office:value-type="string" calcext:value-type="string">
            <text:p>als auch wir in den Vergehungen tot waren, hat uns mit dem Christus lebendig gemacht, durch Gnade seid ihr errettet-</text:p>
          </table:table-cell>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euch, als ihr tot wart in den Vergehungen und in der Vorhaut eures Fleisches, hat er mitlebendig gemacht mit ihm, indem er uns alle Vergehungen vergeben hat;</text:p>
          </table:table-cell>
          <table:table-cell table:number-columns-repeated="2"/>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als er ausgetilgt die uns entgegenstehende Handschrift in Satzungen, die wider uns war, hat er sie auch aus der Mitte weggenommen, indem er sie an das Kreuz nagelte;</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Als er so die Herrschaften und Gewalten entwaffnet hatte, stellte er sie öffentlich zur Schau und triumphierte über sie an demselben.</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So richte euch nun niemand über Speise oder Trank, oder in Ansehung eines Festes oder Neumondes oder von Sabbaten,</text:p>
          </table:table-cell>
          <table:table-cell table:number-columns-repeated="2"/>
        </table:table-row>
        <table:table-row table:style-name="ro3">
          <table:table-cell office:value-type="float" office:value="2" calcext:value-type="float">
            <text:p>2</text:p>
          </table:table-cell>
          <table:table-cell office:value-type="float" office:value="7" calcext:value-type="float">
            <text:p>7</text:p>
          </table:table-cell>
          <table:table-cell/>
          <table:table-cell office:value-type="string" calcext:value-type="string">
            <text:p>auf daß er in den <text:span text:style-name="T1">kommenden Zeitaltern </text:span>den überschwenglichen Reichtum seiner Gnade in Güte gegen uns erwiese in Christo Jesu.</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a?</text:p>
          </table:table-cell>
          <table:table-cell office:value-type="string" calcext:value-type="string">
            <text:p>die ein Schatten der <text:span text:style-name="T1">zukünftigen Dinge</text:span> sind, der Körper aber ist Christi.</text:p>
          </table:table-cell>
          <table:table-cell table:number-columns-repeated="2"/>
        </table:table-row>
        <table:table-row table:style-name="ro3">
          <table:table-cell office:value-type="float" office:value="2" calcext:value-type="float">
            <text:p>2</text:p>
          </table:table-cell>
          <table:table-cell office:value-type="float" office:value="8" calcext:value-type="float">
            <text:p>8</text:p>
          </table:table-cell>
          <table:table-cell/>
          <table:table-cell office:value-type="string" calcext:value-type="string">
            <text:p>Denn durch die Gnade seid ihr errettet, mittelst des Glaubens; und das nicht aus euch, Gottes Gabe ist es;</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2" calcext:value-type="float">
            <text:p>2</text:p>
          </table:table-cell>
          <table:table-cell office:value-type="float" office:value="9" calcext:value-type="float">
            <text:p>9</text:p>
          </table:table-cell>
          <table:table-cell/>
          <table:table-cell office:value-type="string" calcext:value-type="string">
            <text:p>nicht aus Werken, auf daß niemand sich rühme.</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c?</text:p>
          </table:table-cell>
          <table:table-cell table:style-name="Default"/>
          <table:table-cell table:number-columns-repeated="2"/>
        </table:table-row>
        <table:table-row table:style-name="ro6">
          <table:table-cell table:number-columns-repeated="3"/>
          <table:table-cell table:style-name="Default"/>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Laßt nicht zu, daß euch irgend jemand um den Kampfpreis bringt, indem er sich in Demut und Verehrung von Engeln gefällt und sich in Sachen einläßt, die er nicht gesehen hat, wobei er ohne Grund aufgebläht ist von seiner fleischlichen Gesinnung,</text:p>
          </table:table-cell>
          <table:table-cell table:number-columns-repeated="2"/>
        </table:table-row>
        <table:table-row table:style-name="ro6">
          <table:table-cell office:value-type="float" office:value="4" calcext:value-type="float">
            <text:p>4</text:p>
          </table:table-cell>
          <table:table-cell office:value-type="float" office:value="16" calcext:value-type="float">
            <text:p>16</text:p>
          </table:table-cell>
          <table:table-cell/>
          <table:table-cell office:value-type="string" calcext:value-type="string">
            <text:p>aus welchem der ganze Leib, wohl zusammengefügt und verbunden durch jedes <text:span text:style-name="T1">Gelenk</text:span> der Darreichung, nach der Wirksamkeit in dem Maß jedes einzelnen Teiles, für sich das <text:span text:style-name="T1">Wachstum</text:span> des Leibes bewirkt zu seiner Selbstauferbauung in Liebe.</text:p>
          </table:table-cell>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und nicht festhaltend das Haupt, aus welchem der ganze Leib, durch die <text:span text:style-name="T1">Gelenke und Bande Darreichung</text:span> empfangend und zusammengefügt, das <text:span text:style-name="T1">Wachstum</text:span> Gottes wächst.</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Wenn ihr mit Christo den Elementen der Welt gestorben seid, was unterwerft ihr euch Satzungen, als lebtet ihr noch in der Welt?</text:p>
          </table:table-cell>
          <table:table-cell table:number-columns-repeated="2"/>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Berühre nicht, koste nicht, betaste nicht!</text:p>
          </table:table-cell>
          <table:table-cell table:number-columns-repeated="2"/>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Dinge, welche alle zur Zerstörung durch den Gebrauch bestimmt sind) nach den Geboten und Lehren der Menschen</text:p>
          </table:table-cell>
          <table:table-cell table:number-columns-repeated="2"/>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welche zwar einen Schein von Weisheit haben, in eigenwilligem Gottesdienst und in Demut und im Nichtverschonen des Leibes, und nicht in einer gewissen Ehre), zur Befriedigung des Fleisches.</text:p>
          </table:table-cell>
          <table:table-cell table:number-columns-repeated="2"/>
        </table:table-row>
        <table:table-row table:style-name="ro3">
          <table:table-cell office:value-type="float" office:value="2" calcext:value-type="float">
            <text:p>2</text:p>
          </table:table-cell>
          <table:table-cell office:value-type="float" office:value="6" calcext:value-type="float">
            <text:p>6</text:p>
          </table:table-cell>
          <table:table-cell/>
          <table:table-cell office:value-type="string" calcext:value-type="string">
            <text:p>und hat uns mitauferweckt und mitsitzen lassen in den himmlischen Örtern in Christo Jesu,</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Wenn ihr nun mit dem Christus auferweckt worden seid, so sucht, was droben ist, wo der Christus ist, sitzend zur Rechten Gottes.</text:p>
          </table:table-cell>
          <table:table-cell table:number-columns-repeated="2"/>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innt auf das, was droben ist, nicht auf das, was auf der Erde ist;</text:p>
          </table:table-cell>
          <table:table-cell table:number-columns-repeated="2"/>
        </table:table-row>
        <table:table-row table:style-name="ro3">
          <table:table-cell table:number-columns-repeated="3"/>
          <table:table-cell table:style-name="Default"/>
          <table:table-cell/>
          <table:table-cell table:number-columns-repeated="2" office:value-type="float" office:value="3" calcext:value-type="float">
            <text:p>3</text:p>
          </table:table-cell>
          <table:table-cell/>
          <table:table-cell office:value-type="string" calcext:value-type="string">
            <text:p>denn ihr seid gestorben, und euer Leben ist verborgen mit dem Christus in Gott.</text:p>
          </table:table-cell>
          <table:table-cell table:number-columns-repeated="2"/>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Wenn der Christus, unser Leben, geoffenbart werden wird, dann werdet auch ihr mit ihm geoffenbart werden in Herrlichkeit.</text:p>
          </table:table-cell>
          <table:table-cell table:number-columns-repeated="2"/>
        </table:table-row>
        <table:table-row table:style-name="ro3">
          <table:table-cell office:value-type="float" office:value="5" calcext:value-type="float">
            <text:p>5</text:p>
          </table:table-cell>
          <table:table-cell office:value-type="float" office:value="3" calcext:value-type="float">
            <text:p>3</text:p>
          </table:table-cell>
          <table:table-cell/>
          <table:table-cell office:value-type="string" calcext:value-type="string">
            <text:p>Hurerei aber und alle Unreinigkeit oder Habsucht werde nicht einmal unter euch genannt, gleichwie es Heiligen geziemt;</text:p>
          </table:table-cell>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Tötet nun eure Glieder, die auf der Erde sind: Hurerei, Unreinigkeit, Leidenschaft, böse Lust und Habsucht, welche Götzendienst ist,</text:p>
          </table:table-cell>
          <table:table-cell table:number-columns-repeated="2"/>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b</text:p>
          </table:table-cell>
          <table:table-cell office:value-type="string" calcext:value-type="string">
            <text:p>denn dieser Dinge wegen kommt der Zorn Gottes über die Söhne des Ungehorsams.</text:p>
          </table:table-cell>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um welcher Dinge willen der Zorn Gottes kommt über die Söhne des Ungehorsams;</text:p>
          </table:table-cell>
          <table:table-cell table:number-columns-repeated="2"/>
        </table:table-row>
        <table:table-row table:style-name="ro2">
          <table:table-cell office:value-type="float" office:value="2" calcext:value-type="float">
            <text:p>2</text:p>
          </table:table-cell>
          <table:table-cell office:value-type="float" office:value="1" calcext:value-type="float">
            <text:p>1</text:p>
          </table:table-cell>
          <table:table-cell/>
          <table:table-cell office:value-type="string" calcext:value-type="string">
            <text:p>auch euch, die ihr tot wart in euren Vergehungen und Sünd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a?</text:p>
          </table:table-cell>
          <table:table-cell table:style-name="Default"/>
          <table:table-cell table:number-columns-repeated="2"/>
        </table:table-row>
        <table:table-row table:style-name="ro4">
          <table:table-cell table:number-columns-repeated="2" office:value-type="float" office:value="2" calcext:value-type="float">
            <text:p>2</text:p>
          </table:table-cell>
          <table:table-cell/>
          <table:table-cell office:value-type="string" calcext:value-type="string">
            <text:p>in welchen ihr <text:span text:style-name="T1">einst wandeltet</text:span> nach dem Zeitlauf dieser Welt, nach dem Fürsten der Gewalt der Luft, des Geistes, der jetzt wirksam ist in den Söhnen des Ungehorsams;</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b?</text:p>
          </table:table-cell>
          <table:table-cell office:value-type="string" calcext:value-type="string">
            <text:p>unter welchen auch ihr <text:span text:style-name="T1">einst gewandelt</text:span> habt, als ihr in diesen Dingen lebtet.</text:p>
          </table:table-cell>
          <table:table-cell table:number-columns-repeated="2"/>
        </table:table-row>
        <table:table-row table:style-name="ro6">
          <table:table-cell office:value-type="float" office:value="2" calcext:value-type="float">
            <text:p>2</text:p>
          </table:table-cell>
          <table:table-cell office:value-type="float" office:value="3" calcext:value-type="float">
            <text:p>3</text:p>
          </table:table-cell>
          <table:table-cell/>
          <table:table-cell office:value-type="string" calcext:value-type="string">
            <text:p>unter welchen auch wir einst alle unseren Verkehr hatten in den Lüsten unseres Fleisches, indem wir den Willen des Fleisches und der Gedanken taten und von Natur Kinder des Zorns waren, wie auch die übrig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2" calcext:value-type="float">
            <text:p>2</text:p>
          </table:table-cell>
          <table:table-cell office:value-type="float" office:value="4" calcext:value-type="float">
            <text:p>4</text:p>
          </table:table-cell>
          <table:table-cell/>
          <table:table-cell office:value-type="string" calcext:value-type="string">
            <text:p>Gott aber, der reich ist an Barmherzigkeit, wegen seiner vielen Liebe, womit er uns geliebt hat,</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4" calcext:value-type="float">
            <text:p>4</text:p>
          </table:table-cell>
          <table:table-cell office:value-type="float" office:value="31" calcext:value-type="float">
            <text:p>31</text:p>
          </table:table-cell>
          <table:table-cell/>
          <table:table-cell office:value-type="string" calcext:value-type="string">
            <text:p>Alle Bitterkeit und Wut und Zorn und Geschrei und Lästerung sei von euch weggetan, samt aller Bosheit.</text:p>
          </table:table-cell>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Jetzt aber legt auch ihr das alles ab: Zorn, Wut, Bosheit, Lästerung, schändliches Reden aus eurem Mund.</text:p>
          </table:table-cell>
          <table:table-cell table:number-columns-repeated="2"/>
        </table:table-row>
        <table:table-row table:style-name="ro3">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eshalb, da ihr die Lüge abgelegt habt, redet Wahrheit, ein jeder mit seinem Nächsten, denn wir sind Glieder voneinander.</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a</text:p>
          </table:table-cell>
          <table:table-cell table:style-name="Default" office:value-type="string" calcext:value-type="string">
            <text:p>Belügt einander nicht,</text:p>
          </table:table-cell>
          <table:table-cell table:number-columns-repeated="2"/>
        </table:table-row>
        <table:table-row table:style-name="ro3">
          <table:table-cell office:value-type="float" office:value="4" calcext:value-type="float">
            <text:p>4</text:p>
          </table:table-cell>
          <table:table-cell office:value-type="float" office:value="22" calcext:value-type="float">
            <text:p>22</text:p>
          </table:table-cell>
          <table:table-cell/>
          <table:table-cell office:value-type="string" calcext:value-type="string">
            <text:p>daß ihr, was den früheren Lebenswandel betrifft, abgelegt habt den alten Menschen, der nach den betrügerischen Lüsten verdorben wird,</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b</text:p>
          </table:table-cell>
          <table:table-cell table:style-name="Default" office:value-type="string" calcext:value-type="string">
            <text:p>da ihr den alten Menschen mit seinen Handlungen ausgezogen </text:p>
          </table:table-cell>
          <table:table-cell table:number-columns-repeated="2"/>
        </table:table-row>
        <table:table-row table:style-name="ro3">
          <table:table-cell office:value-type="float" office:value="4" calcext:value-type="float">
            <text:p>4</text:p>
          </table:table-cell>
          <table:table-cell office:value-type="float" office:value="24" calcext:value-type="float">
            <text:p>24</text:p>
          </table:table-cell>
          <table:table-cell/>
          <table:table-cell office:value-type="string" calcext:value-type="string">
            <text:p>und angezogen habt den neuen Menschen, der nach Gott geschaffen ist in wahrhaftiger Gerechtigkeit und Heiligkeit.</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c</text:p>
          </table:table-cell>
          <table:table-cell office:value-type="string" calcext:value-type="string">
            <text:p>und den neuen angezogen habt,</text:p>
          </table:table-cell>
          <table:table-cell table:number-columns-repeated="2"/>
        </table:table-row>
        <table:table-row table:style-name="ro3">
          <table:table-cell office:value-type="float" office:value="4" calcext:value-type="float">
            <text:p>4</text:p>
          </table:table-cell>
          <table:table-cell office:value-type="float" office:value="23" calcext:value-type="float">
            <text:p>23</text:p>
          </table:table-cell>
          <table:table-cell/>
          <table:table-cell office:value-type="string" calcext:value-type="string">
            <text:p>aber <text:span text:style-name="T1">erneuert</text:span> werdet in dem Geist eurer Gesinnung</text:p>
          </table:table-cell>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der <text:span text:style-name="T1">erneuert</text:span> wird zur Erkenntnis nach dem Bild dessen, der ihn erschaffen hat;</text:p>
          </table:table-cell>
          <table:table-cell table:number-columns-repeated="2"/>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o nicht ist Grieche und Jude, Beschneidung und Vorhaut, Barbar, Scythe, Sklave, Freier, sondern Christus alles und in allen.</text:p>
          </table:table-cell>
          <table:table-cell table:number-columns-repeated="2"/>
        </table:table-row>
        <table:table-row table:style-name="ro3">
          <table:table-cell office:value-type="float" office:value="6" calcext:value-type="float">
            <text:p>6</text:p>
          </table:table-cell>
          <table:table-cell office:value-type="float" office:value="11" calcext:value-type="float">
            <text:p>11</text:p>
          </table:table-cell>
          <table:table-cell/>
          <table:table-cell office:value-type="string" calcext:value-type="string">
            <text:p>Zieht an die ganze Waffenrüstung Gottes, damit ihr zu bestehen vermögt wider die Listen des Teufels.</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text:p>
          </table:table-cell>
          <table:table-cell office:value-type="string" calcext:value-type="string">
            <text:p>Zieht nun an, als Auserwählte Gottes, als Heilige und Geliebte: </text:p>
          </table:table-cell>
          <table:table-cell table:number-columns-repeated="2"/>
        </table:table-row>
        <table:table-row table:style-name="ro3">
          <table:table-cell office:value-type="float" office:value="4" calcext:value-type="float">
            <text:p>4</text:p>
          </table:table-cell>
          <table:table-cell office:value-type="float" office:value="2" calcext:value-type="float">
            <text:p>2</text:p>
          </table:table-cell>
          <table:table-cell/>
          <table:table-cell office:value-type="string" calcext:value-type="string">
            <text:p>mit aller Demut und Sanftmut, mit Langmut, einander ertragend in Liebe,</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b</text:p>
          </table:table-cell>
          <table:table-cell table:style-name="ce3" office:value-type="string" calcext:value-type="string">
            <text:p>herzliches Erbarmen, Güte, Demut, Milde, Langmut,</text:p>
          </table:table-cell>
          <table:table-cell table:number-columns-repeated="2"/>
        </table:table-row>
        <table:table-row table:style-name="ro4">
          <table:table-cell office:value-type="float" office:value="4" calcext:value-type="float">
            <text:p>4</text:p>
          </table:table-cell>
          <table:table-cell office:value-type="float" office:value="32" calcext:value-type="float">
            <text:p>32</text:p>
          </table:table-cell>
          <table:table-cell/>
          <table:table-cell office:value-type="string" calcext:value-type="string">
            <text:p>Seid aber gegeneinander gütig, mitleidig, einander vergebend, gleichwie auch Gott in Christo euch vergeben hat.</text:p>
          </table:table-cell>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einander ertragend und euch gegenseitig vergebend, wenn einer Klage hat wider den anderen; wie auch der Christus euch vergeben hat, also auch ihr.</text:p>
          </table:table-cell>
          <table:table-cell table:number-columns-repeated="2"/>
        </table:table-row>
        <table:table-row table:style-name="ro4">
          <table:table-cell office:value-type="float" office:value="5" calcext:value-type="float">
            <text:p>5</text:p>
          </table:table-cell>
          <table:table-cell office:value-type="float" office:value="2" calcext:value-type="float">
            <text:p>2</text:p>
          </table:table-cell>
          <table:table-cell/>
          <table:table-cell office:value-type="string" calcext:value-type="string">
            <text:p>und wandelt in Liebe, gleichwie auch der Christus uns geliebt und sich selbst für uns hingegeben hat als Darbringung und Schlachtopfer, Gott zu einem duftenden Wohlgeruch.</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a</text:p>
          </table:table-cell>
          <table:table-cell office:value-type="string" calcext:value-type="string">
            <text:p>Zu diesem allen aber zieht die Liebe an, </text:p>
          </table:table-cell>
          <table:table-cell table:number-columns-repeated="2"/>
        </table:table-row>
        <table:table-row table:style-name="ro3">
          <table:table-cell office:value-type="float" office:value="4" calcext:value-type="float">
            <text:p>4</text:p>
          </table:table-cell>
          <table:table-cell office:value-type="float" office:value="3" calcext:value-type="float">
            <text:p>3</text:p>
          </table:table-cell>
          <table:table-cell/>
          <table:table-cell office:value-type="string" calcext:value-type="string">
            <text:p>euch befleißigend, die Einheit des Geistes zu bewahren in dem <text:span text:style-name="T1">Band des Friedens</text:span>.</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b</text:p>
          </table:table-cell>
          <table:table-cell office:value-type="string" calcext:value-type="string">
            <text:p>welche das <text:span text:style-name="T1">Band der Vollkommenheit</text:span> ist.</text:p>
          </table:table-cell>
          <table:table-cell table:number-columns-repeated="2"/>
        </table:table-row>
        <table:table-row table:style-name="ro3">
          <table:table-cell table:number-columns-repeated="2" office:value-type="float" office:value="4" calcext:value-type="float">
            <text:p>4</text:p>
          </table:table-cell>
          <table:table-cell/>
          <table:table-cell office:value-type="string" calcext:value-type="string">
            <text:p>Da ist ein Leib und ein Geist, wie ihr auch berufen worden seid in einer Hoffnung eurer Berufung.</text:p>
          </table:table-cell>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Und der Friede des Christus regiere in euren Herzen, zu welchem ihr auch berufen worden seid in einem Leib; und seid dankbar.</text:p>
          </table:table-cell>
          <table:table-cell table:number-columns-repeated="2"/>
        </table:table-row>
        <table:table-row table:style-name="ro4">
          <table:table-cell office:value-type="float" office:value="5" calcext:value-type="float">
            <text:p>5</text:p>
          </table:table-cell>
          <table:table-cell office:value-type="float" office:value="19" calcext:value-type="float">
            <text:p>19</text:p>
          </table:table-cell>
          <table:table-cell/>
          <table:table-cell office:value-type="string" calcext:value-type="string">
            <text:p>redend zueinander in Psalmen und Lobliedern und geistlichen Liedern, singend und spielend dem Herrn in eurem Herzen,</text:p>
          </table:table-cell>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Laßt das Wort des Christus reichlich in euch wohnen, indem ihr in aller Weisheit euch gegenseitig lehrt und ermahnt mit Psalmen, Lobliedern und geistlichen Liedern, Gott singend in euren Herzen in Gnade.</text:p>
          </table:table-cell>
          <table:table-cell table:number-columns-repeated="2"/>
        </table:table-row>
        <table:table-row table:style-name="ro3">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anksagend allezeit für alles dem Gott und Vater im Namen unseres Herrn Jesus Christus,</text:p>
          </table:table-cell>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Und alles, was immer ihr tut, im Wort oder im Werk, alles tut im Namen des Herrn Jesus, danksagend Gott, dem Vater, durch ihn.</text:p>
          </table:table-cell>
          <table:table-cell table:number-columns-repeated="2"/>
        </table:table-row>
        <table:table-row table:style-name="ro3">
          <table:table-cell office:value-type="float" office:value="5" calcext:value-type="float">
            <text:p>5</text:p>
          </table:table-cell>
          <table:table-cell office:value-type="float" office:value="22" calcext:value-type="float">
            <text:p>22</text:p>
          </table:table-cell>
          <table:table-cell/>
          <table:table-cell office:value-type="string" calcext:value-type="string">
            <text:p>Ihr Frauen, [seid unterwürfig] euren eigenen Männern, als dem Herrn.</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text:p>
          </table:table-cell>
          <table:table-cell office:value-type="string" calcext:value-type="string">
            <text:p>Ihr Frauen, seid euren Männern unterwürfig, wie es sich geziemt in dem Herrn.</text:p>
          </table:table-cell>
          <table:table-cell table:number-columns-repeated="2"/>
        </table:table-row>
        <table:table-row table:style-name="ro3">
          <table:table-cell office:value-type="float" office:value="5" calcext:value-type="float">
            <text:p>5</text:p>
          </table:table-cell>
          <table:table-cell office:value-type="float" office:value="23" calcext:value-type="float">
            <text:p>23</text:p>
          </table:table-cell>
          <table:table-cell/>
          <table:table-cell office:value-type="string" calcext:value-type="string">
            <text:p>Denn der Mann ist das Haupt der Frau, wie auch der Christus das Haupt der Versammlung ist; er ist des Leibes Heiland.</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b</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4" calcext:value-type="float">
            <text:p>24</text:p>
          </table:table-cell>
          <table:table-cell/>
          <table:table-cell office:value-type="string" calcext:value-type="string">
            <text:p>Aber gleichwie die Versammlung dem Christus unterworfen ist, also auch die Frauen ihren Männern in allem.</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5" calcext:value-type="float">
            <text:p>25</text:p>
          </table:table-cell>
          <table:table-cell/>
          <table:table-cell office:value-type="string" calcext:value-type="string">
            <text:p>Ihr Männer, liebt eure Frauen, gleichwie auch der Christus die Versammlung geliebt und sich selbst für sie hingegeben ha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text:p>
          </table:table-cell>
          <table:table-cell office:value-type="string" calcext:value-type="string">
            <text:p>Ihr Männer, liebt eure Frauen und seid nicht bitter gegen sie.</text:p>
          </table:table-cell>
          <table:table-cell table:number-columns-repeated="2"/>
        </table:table-row>
        <table:table-row table:style-name="ro3">
          <table:table-cell office:value-type="float" office:value="5" calcext:value-type="float">
            <text:p>5</text:p>
          </table:table-cell>
          <table:table-cell office:value-type="float" office:value="26" calcext:value-type="float">
            <text:p>26</text:p>
          </table:table-cell>
          <table:table-cell/>
          <table:table-cell office:value-type="string" calcext:value-type="string">
            <text:p>auf daß er sie heiligte, sie reinigend durch die Waschung mit Wasser durch das Wor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b</text:p>
          </table:table-cell>
          <table:table-cell table:style-name="Default"/>
          <table:table-cell table:number-columns-repeated="2"/>
        </table:table-row>
        <table:table-row table:style-name="ro4">
          <table:table-cell office:value-type="float" office:value="5" calcext:value-type="float">
            <text:p>5</text:p>
          </table:table-cell>
          <table:table-cell office:value-type="float" office:value="27" calcext:value-type="float">
            <text:p>27</text:p>
          </table:table-cell>
          <table:table-cell/>
          <table:table-cell office:value-type="string" calcext:value-type="string">
            <text:p>auf daß er die Versammlung sich selbst verherrlicht darstellte, die nicht Flecken oder Runzel oder etwas dergleichen habe, sondern daß sie heilig und tadellos sei.</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8" calcext:value-type="float">
            <text:p>28</text:p>
          </table:table-cell>
          <table:table-cell/>
          <table:table-cell office:value-type="string" calcext:value-type="string">
            <text:p>Also sind auch die Männer schuldig, ihre Frauen zu lieben wie ihre eigenen Leiber. Wer seine Frau liebt, liebt sich selbs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d</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29" calcext:value-type="float">
            <text:p>29</text:p>
          </table:table-cell>
          <table:table-cell/>
          <table:table-cell office:value-type="string" calcext:value-type="string">
            <text:p>Denn niemand hat jemals sein eigenes Fleisch gehaßt, sondern er nährt und pflegt es, gleichwie auch der Christus die Versammlung.</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e</text:p>
          </table:table-cell>
          <table:table-cell table:style-name="Default"/>
          <table:table-cell table:number-columns-repeated="2"/>
        </table:table-row>
        <table:table-row table:style-name="ro3">
          <table:table-cell office:value-type="float" office:value="5" calcext:value-type="float">
            <text:p>5</text:p>
          </table:table-cell>
          <table:table-cell office:value-type="float" office:value="30" calcext:value-type="float">
            <text:p>30</text:p>
          </table:table-cell>
          <table:table-cell/>
          <table:table-cell office:value-type="string" calcext:value-type="string">
            <text:p>Denn wir sind Glieder seines Leibes, von seinem Fleisch und von seinen Gebeinen.</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f</text:p>
          </table:table-cell>
          <table:table-cell table:style-name="Default"/>
          <table:table-cell table:number-columns-repeated="2"/>
        </table:table-row>
        <table:table-row table:style-name="ro3">
          <table:table-cell office:value-type="float" office:value="6" calcext:value-type="float">
            <text:p>6</text:p>
          </table:table-cell>
          <table:table-cell office:value-type="float" office:value="1" calcext:value-type="float">
            <text:p>1</text:p>
          </table:table-cell>
          <table:table-cell/>
          <table:table-cell office:value-type="string" calcext:value-type="string">
            <text:p>Ihr Kinder, gehorcht euren Eltern im Herrn, denn das ist recht. "Ehre deinen Vater und deine Mutter",</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text:p>
          </table:table-cell>
          <table:table-cell office:value-type="string" calcext:value-type="string">
            <text:p>Ihr Kinder, gehorcht euren Eltern in allem, denn dies ist wohlgefällig im Herrn.</text:p>
          </table:table-cell>
          <table:table-cell/>
          <table:table-cell office:value-type="string" calcext:value-type="string">
            <text:p>Finsternis: in Kolosser 1x, im Epheser 4x</text:p>
          </table:table-cell>
        </table:table-row>
        <table:table-row table:style-name="ro2">
          <table:table-cell office:value-type="float" office:value="6" calcext:value-type="float">
            <text:p>6</text:p>
          </table:table-cell>
          <table:table-cell office:value-type="float" office:value="2" calcext:value-type="float">
            <text:p>2</text:p>
          </table:table-cell>
          <table:table-cell/>
          <table:table-cell office:value-type="string" calcext:value-type="string">
            <text:p>welches das erste Gebot mit Verheißung ist,</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text:p>
          </table:table-cell>
          <table:table-cell table:style-name="Default"/>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string" calcext:value-type="string">
            <text:p>“auf daß es dir wohlgehe und du lange lebest auf der Erde.”</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c</text:p>
          </table:table-cell>
          <table:table-cell table:style-name="Default"/>
          <table:table-cell table:number-columns-repeated="2"/>
        </table:table-row>
        <table:table-row table:style-name="ro3">
          <table:table-cell office:value-type="float" office:value="6" calcext:value-type="float">
            <text:p>6</text:p>
          </table:table-cell>
          <table:table-cell office:value-type="float" office:value="4" calcext:value-type="float">
            <text:p>4</text:p>
          </table:table-cell>
          <table:table-cell/>
          <table:table-cell office:value-type="string" calcext:value-type="string">
            <text:p>Und ihr Väter, reizt eure Kinder nicht zum Zorn, sondern zieht sie auf in der Zucht und Ermahnung des Herrn.</text:p>
          </table:table-cell>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r Väter, ärgert eure Kinder nicht, auf daß sie nicht mutlos werden.</text:p>
          </table:table-cell>
          <table:table-cell table:number-columns-repeated="2"/>
        </table:table-row>
        <table:table-row table:style-name="ro3">
          <table:table-cell office:value-type="float" office:value="6" calcext:value-type="float">
            <text:p>6</text:p>
          </table:table-cell>
          <table:table-cell office:value-type="float" office:value="5" calcext:value-type="float">
            <text:p>5</text:p>
          </table:table-cell>
          <table:table-cell/>
          <table:table-cell office:value-type="string" calcext:value-type="string">
            <text:p>Ihr Knechte, gehorcht euren Herren nach dem Fleisch mit Furcht und Zittern, in Einfalt eures Herzens, als dem Christus;</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a</text:p>
          </table:table-cell>
          <table:table-cell office:value-type="string" calcext:value-type="string">
            <text:p>Ihr Knechte, gehorcht in allem euren Herren nach dem Fleisch,</text:p>
          </table:table-cell>
          <table:table-cell table:number-columns-repeated="2"/>
        </table:table-row>
        <table:table-row table:style-name="ro3">
          <table:table-cell table:number-columns-repeated="2" office:value-type="float" office:value="6" calcext:value-type="float">
            <text:p>6</text:p>
          </table:table-cell>
          <table:table-cell/>
          <table:table-cell office:value-type="string" calcext:value-type="string">
            <text:p>nicht mit Augendienerei, als Menschengefällige, sondern als Knechte Christi, indem ihr den Willen Gottes von Herzen tut,</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text:p>
          </table:table-cell>
          <table:table-cell office:value-type="string" calcext:value-type="string">
            <text:p>nicht in Augendienerei, als Menschengefällige, sondern in Einfalt des Herzens, den Herrn fürchtend.</text:p>
          </table:table-cell>
          <table:table-cell table:number-columns-repeated="2"/>
        </table:table-row>
        <table:table-row table:style-name="ro3">
          <table:table-cell office:value-type="float" office:value="6" calcext:value-type="float">
            <text:p>6</text:p>
          </table:table-cell>
          <table:table-cell office:value-type="float" office:value="7" calcext:value-type="float">
            <text:p>7</text:p>
          </table:table-cell>
          <table:table-cell/>
          <table:table-cell office:value-type="string" calcext:value-type="string">
            <text:p>und mit Gutwilligkeit dient, als dem Herrn und nicht den Menschen,</text:p>
          </table:table-cell>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Was irgend ihr tut, arbeitet von Herzen, als dem Herrn und nicht den Menschen,</text:p>
          </table:table-cell>
          <table:table-cell table:number-columns-repeated="2"/>
        </table:table-row>
        <table:table-row table:style-name="ro3">
          <table:table-cell office:value-type="float" office:value="6" calcext:value-type="float">
            <text:p>6</text:p>
          </table:table-cell>
          <table:table-cell office:value-type="float" office:value="8" calcext:value-type="float">
            <text:p>8</text:p>
          </table:table-cell>
          <table:table-cell office:value-type="string" calcext:value-type="string">
            <text:p>a</text:p>
          </table:table-cell>
          <table:table-cell office:value-type="string" calcext:value-type="string">
            <text:p>da ihr wisst, daß, was irgend ein jeder Gutes tun wird, er dies vom Herrn empfangen wird, er sei Sklave oder Freier.</text:p>
          </table:table-cell>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a ihr wisst, daß ihr vom Herrn die Vergeltung des Erbes empfangen werdet; ihr dient dem Herrn Christus.</text:p>
          </table:table-cell>
          <table:table-cell table:number-columns-repeated="2"/>
        </table:table-row>
        <table:table-row table:style-name="ro3">
          <table:table-cell office:value-type="float" office:value="6" calcext:value-type="float">
            <text:p>6</text:p>
          </table:table-cell>
          <table:table-cell office:value-type="float" office:value="8" calcext:value-type="float">
            <text:p>8</text:p>
          </table:table-cell>
          <table:table-cell office:value-type="string" calcext:value-type="string">
            <text:p>b</text:p>
          </table:table-cell>
          <table:table-cell table:style-name="Default"/>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Denn wer unrecht tut, wird das Unrecht empfangen, das er getan hat; und da ist kein Ansehen der Person.</text:p>
          </table:table-cell>
          <table:table-cell table:number-columns-repeated="2"/>
        </table:table-row>
        <table:table-row table:style-name="ro4">
          <table:table-cell office:value-type="float" office:value="6" calcext:value-type="float">
            <text:p>6</text:p>
          </table:table-cell>
          <table:table-cell office:value-type="float" office:value="9" calcext:value-type="float">
            <text:p>9</text:p>
          </table:table-cell>
          <table:table-cell/>
          <table:table-cell office:value-type="string" calcext:value-type="string">
            <text:p>Und ihr Herren, tut dasselbe gegen sie und lasst das Drohen, da ihr wisst, daß sowohl ihr als euer Herr in den Himmeln ist, und daß bei ihm kein Ansehen der Person ist.</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Ihr Herren, gewährt euren Knechten, was recht und billig ist, da ihr wisst, daß auch ihr einen Herrn in den Himmeln habt.</text:p>
          </table:table-cell>
          <table:table-cell table:number-columns-repeated="2"/>
        </table:table-row>
        <table:table-row table:style-name="ro3">
          <table:table-cell office:value-type="float" office:value="6" calcext:value-type="float">
            <text:p>6</text:p>
          </table:table-cell>
          <table:table-cell office:value-type="float" office:value="18" calcext:value-type="float">
            <text:p>18</text:p>
          </table:table-cell>
          <table:table-cell/>
          <table:table-cell office:value-type="string" calcext:value-type="string">
            <text:p>zu aller Zeit betend mit allem Gebet und Flehen in dem Geist, und eben hierzu wachend in allem Anhalten und Flehen für alle Heiligen,</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Beharrt im Gebet und wacht in demselben mit Danksagung;</text:p>
          </table:table-cell>
          <table:table-cell table:number-columns-repeated="2"/>
        </table:table-row>
        <table:table-row table:style-name="ro4">
          <table:table-cell office:value-type="float" office:value="6" calcext:value-type="float">
            <text:p>6</text:p>
          </table:table-cell>
          <table:table-cell office:value-type="float" office:value="19" calcext:value-type="float">
            <text:p>19</text:p>
          </table:table-cell>
          <table:table-cell/>
          <table:table-cell office:value-type="string" calcext:value-type="string">
            <text:p>und für mich, auf daß mir Rede verliehen werde im Auftun meines Mundes, um mit Freimütigkeit kundzutun das Geheimnis des Evangeliums,</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a</text:p>
          </table:table-cell>
          <table:table-cell office:value-type="string" calcext:value-type="string">
            <text:p>und betet zugleich auch für uns, auf daß Gott uns eine Tür des Wortes auftue,</text:p>
          </table:table-cell>
          <table:table-cell table:number-columns-repeated="2"/>
        </table:table-row>
        <table:table-row table:style-name="ro3">
          <table:table-cell office:value-type="float" office:value="3" calcext:value-type="float">
            <text:p>3</text:p>
          </table:table-cell>
          <table:table-cell office:value-type="float" office:value="4" calcext:value-type="float">
            <text:p>4</text:p>
          </table:table-cell>
          <table:table-cell office:value-type="string" calcext:value-type="string">
            <text:p>a?</text:p>
          </table:table-cell>
          <table:table-cell office:value-type="string" calcext:value-type="string">
            <text:p>woran ihr im Lesen merken könnt mein Verständnis in dem <text:span text:style-name="T1">Geheimnis des Christus</text:span>-</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b</text:p>
          </table:table-cell>
          <table:table-cell office:value-type="string" calcext:value-type="string">
            <text:p>um das <text:span text:style-name="T1">Geheimnis des Christus</text:span> zu reden,</text:p>
          </table:table-cell>
          <table:table-cell table:number-columns-repeated="2"/>
        </table:table-row>
        <table:table-row table:style-name="ro3">
          <table:table-cell office:value-type="float" office:value="6" calcext:value-type="float">
            <text:p>6</text:p>
          </table:table-cell>
          <table:table-cell office:value-type="float" office:value="20" calcext:value-type="float">
            <text:p>20</text:p>
          </table:table-cell>
          <table:table-cell/>
          <table:table-cell office:value-type="string" calcext:value-type="string">
            <text:p>(für welches ich ein Botschafter bin in Ketten), damit ich in demselben freimütig rede, wie ich reden soll.</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c</text:p>
          </table:table-cell>
          <table:table-cell office:value-type="string" calcext:value-type="string">
            <text:p>um deswillen ich auch gebunden bin,</text:p>
          </table:table-cell>
          <table:table-cell table:number-columns-repeated="2"/>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b?</text:p>
          </table:table-cell>
          <table:table-cell table:style-name="Default"/>
          <table:table-cell/>
          <table:table-cell table:number-columns-repeated="2" office:value-type="float" office:value="4" calcext:value-type="float">
            <text:p>4</text:p>
          </table:table-cell>
          <table:table-cell/>
          <table:table-cell office:value-type="string" calcext:value-type="string">
            <text:p>auf daß ich es offenbare, wie ich reden soll.</text:p>
          </table:table-cell>
          <table:table-cell table:number-columns-repeated="2"/>
        </table:table-row>
        <table:table-row table:style-name="ro3">
          <table:table-cell office:value-type="float" office:value="5" calcext:value-type="float">
            <text:p>5</text:p>
          </table:table-cell>
          <table:table-cell office:value-type="float" office:value="15" calcext:value-type="float">
            <text:p>15</text:p>
          </table:table-cell>
          <table:table-cell/>
          <table:table-cell office:value-type="string" calcext:value-type="string">
            <text:p>Seht nun zu, wie ihr sorgfältig wandelt, nicht als Unweise, sondern als Wei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a</text:p>
          </table:table-cell>
          <table:table-cell table:style-name="Default" office:value-type="string" calcext:value-type="string">
            <text:p>Wandelt in Weisheit gegen die, welche draußen sind,</text:p>
          </table:table-cell>
          <table:table-cell table:number-columns-repeated="2"/>
        </table:table-row>
        <table:table-row table:style-name="ro2">
          <table:table-cell office:value-type="float" office:value="5" calcext:value-type="float">
            <text:p>5</text:p>
          </table:table-cell>
          <table:table-cell office:value-type="float" office:value="16" calcext:value-type="float">
            <text:p>16</text:p>
          </table:table-cell>
          <table:table-cell/>
          <table:table-cell office:value-type="string" calcext:value-type="string">
            <text:p>die gelegene Zeit auskaufend, denn die Tage sind bö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b</text:p>
          </table:table-cell>
          <table:table-cell office:value-type="string" calcext:value-type="string">
            <text:p>die gelegene Zeit auskaufend.</text:p>
          </table:table-cell>
          <table:table-cell table:number-columns-repeated="2"/>
        </table:table-row>
        <table:table-row table:style-name="ro3">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ein faules Wort gehe aus eurem Mund, sondern das irgend gut ist zur notwendigen Erbauung, auf daß es den Hörenden Gnade darreiche.</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uer Wort sei allezeit in Gnade, mit Salz gewürzt, um zu wissen, wie ihr jedem einzelnen antworten sollt.</text:p>
          </table:table-cell>
          <table:table-cell table:number-columns-repeated="2"/>
        </table:table-row>
        <table:table-row table:style-name="ro4">
          <table:table-cell office:value-type="float" office:value="6" calcext:value-type="float">
            <text:p>6</text:p>
          </table:table-cell>
          <table:table-cell office:value-type="float" office:value="21" calcext:value-type="float">
            <text:p>21</text:p>
          </table:table-cell>
          <table:table-cell/>
          <table:table-cell office:value-type="string" calcext:value-type="string">
            <text:p>Auf daß aber auch ihr meine Umstände wisst, wie es mir geht, so wird <text:span text:style-name="T1">Tychikus, der geliebte Bruder und treue Diener </text:span>im Herrn, euch alles kundtun,</text:p>
          </table:table-cell>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Alles, was mich angeht, wird euch <text:span text:style-name="T1">Tychikus</text:span> kundtun, <text:span text:style-name="T1">der geliebte Bruder und treue Diener</text:span> und Mitknecht in dem Herrn,</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a</text:p>
          </table:table-cell>
          <table:table-cell office:value-type="string" calcext:value-type="string">
            <text:p>den ich eben deshalb zu euch gesandt habe, auf daß ihr unsere Umstände wisst, und er eure Herzen tröste.</text:p>
          </table:table-cell>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 ich eben dieserhalb zu euch gesandt habe, auf daß er eure Umstände erfahre und eure Herzen tröste,</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b</text:p>
          </table:table-cell>
          <table:table-cell table:style-name="Default"/>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mit Onesimus, dem treuen und geliebten Bruder, der von euch ist; sie werden euch alles kundtun, was hier vorgeht.</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c</text:p>
          </table:table-cell>
          <table:table-cell table:style-name="Default"/>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Es grüßt euch Aristarchus, mein Mitgefangener, und Markus, der Neffe des Barnabas, betreffs dessen ihr Befehle erhalten habt (wenn er zu euch kommt, so nehmt ihn auf),</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d</text:p>
          </table:table-cell>
          <table:table-cell table:style-name="Default"/>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Jesus, genannt Justus, die aus der Beschneidung sind. Diese allein sind Mitarbeiter am Reich Gottes, die mir ein Trost gewesen sind.</text:p>
          </table:table-cell>
          <table:table-cell table:number-columns-repeated="2"/>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e</text:p>
          </table:table-cell>
          <table:table-cell table:style-name="Default"/>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Es grüßt euch Epaphras, der von euch ist, ein Knecht Christi Jesu, der allezeit für euch ringt in den Gebeten, auf daß ihr steht vollkommen und völlig überzeugt in allem Willen Gottes.</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f</text:p>
          </table:table-cell>
          <table:table-cell table:style-name="Default"/>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Denn ich gebe ihm Zeugnis, daß er viel Mühe hat um euch und die in Laodizäa und die in Hierapolis.</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g</text:p>
          </table:table-cell>
          <table:table-cell table:style-name="Default"/>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Es grüßt euch Lukas, der geliebte Arzt, und Demas.</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h</text:p>
          </table:table-cell>
          <table:table-cell table:style-name="Default"/>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Grüßt die Brüder in Laodizäa, und Nymphas und die Versammlung, die in seinem Haus ist.</text:p>
          </table:table-cell>
          <table:table-cell table:number-columns-repeated="2"/>
        </table:table-row>
        <table:table-row table:style-name="ro11">
          <table:table-cell office:value-type="float" office:value="6" calcext:value-type="float">
            <text:p>6</text:p>
          </table:table-cell>
          <table:table-cell office:value-type="float" office:value="22" calcext:value-type="float">
            <text:p>22</text:p>
          </table:table-cell>
          <table:table-cell office:value-type="string" calcext:value-type="string">
            <text:p>I</text:p>
          </table:table-cell>
          <table:table-cell table:style-name="Default"/>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Und wenn der Brief bei euch gelesen ist, so macht, daß er auch in der Versammlung der Laodizäer gelesen werde, und daß auch ihr den aus Laodizäa lest;</text:p>
          </table:table-cell>
          <table:table-cell table:number-columns-repeated="2"/>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j</text:p>
          </table:table-cell>
          <table:table-cell table:style-name="Default"/>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und sagt Archippus: Sieh auf den Dienst, den du im Herrn empfangen hast, daß du ihn erfüllest.</text:p>
          </table:table-cell>
          <table:table-cell table:number-columns-repeated="2"/>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k</text:p>
          </table:table-cell>
          <table:table-cell table:number-columns-repeated="2"/>
          <table:table-cell office:value-type="float" office:value="4" calcext:value-type="float">
            <text:p>4</text:p>
          </table:table-cell>
          <table:table-cell office:value-type="float" office:value="18" calcext:value-type="float">
            <text:p>18</text:p>
          </table:table-cell>
          <table:table-cell office:value-type="string" calcext:value-type="string">
            <text:p>a</text:p>
          </table:table-cell>
          <table:table-cell table:style-name="Default" office:value-type="string" calcext:value-type="string">
            <text:p>Der Gruß mit meiner, des Paulus, Hand. Gedenkt meiner Bande.</text:p>
          </table:table-cell>
          <table:table-cell table:number-columns-repeated="2"/>
        </table:table-row>
        <table:table-row table:style-name="ro3">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ie Gnade mit allen denen, die unseren Herrn Jesus Christus lieben in Unverderblichkeit!</text:p>
          </table:table-cell>
          <table:table-cell/>
          <table:table-cell office:value-type="float" office:value="4" calcext:value-type="float">
            <text:p>4</text:p>
          </table:table-cell>
          <table:table-cell office:value-type="float" office:value="18" calcext:value-type="float">
            <text:p>18</text:p>
          </table:table-cell>
          <table:table-cell office:value-type="string" calcext:value-type="string">
            <text:p>b</text:p>
          </table:table-cell>
          <table:table-cell office:value-type="string" calcext:value-type="string">
            <text:p>Die Gnade sei mit euch!</text:p>
          </table:table-cell>
          <table:table-cell table:number-columns-repeated="2"/>
        </table:table-row>
        <table:table-row table:style-name="ro12">
          <table:table-cell office:value-type="float" office:value="1" calcext:value-type="float">
            <text:p>1</text:p>
          </table:table-cell>
          <table:table-cell office:value-type="float" office:value="10" calcext:value-type="float">
            <text:p>10</text:p>
          </table:table-cell>
          <table:table-cell/>
          <table:table-cell office:value-type="string" calcext:value-type="string">
            <text:p>zur Verwaltung der Fülle der Zeiten: alles unter einem Haupt zusammenzufassen in dem Christus, sowohl was im Himmel als auch was auf Erden ist, in ihm,</text:p>
          </table:table-cell>
          <table:table-cell table:number-columns-repeated="4"/>
          <table:table-cell table:style-name="Default"/>
          <table:table-cell table:number-columns-repeated="2"/>
        </table:table-row>
        <table:table-row table:style-name="ro4">
          <table:table-cell office:value-type="float" office:value="1" calcext:value-type="float">
            <text:p>1</text:p>
          </table:table-cell>
          <table:table-cell office:value-type="float" office:value="11" calcext:value-type="float">
            <text:p>11</text:p>
          </table:table-cell>
          <table:table-cell/>
          <table:table-cell office:value-type="string" calcext:value-type="string">
            <text:p>in welchem wir auch ein Erbteil erlangt haben, die wir zuvorbestimmt sind nach dem Vorsatz dessen, der alles wirkt nach dem Rat seines Willens,</text:p>
          </table:table-cell>
          <table:table-cell table:number-columns-repeated="4"/>
          <table:table-cell table:style-name="Default"/>
          <table:table-cell table:number-columns-repeated="2"/>
        </table:table-row>
        <table:table-row table:style-name="ro3">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mit wir zum Preis seiner Herrlichkeit seien, die wir zuvor auf den Christus gehofft haben;</text:p>
          </table:table-cell>
          <table:table-cell table:number-columns-repeated="4"/>
          <table:table-cell table:style-name="Default"/>
          <table:table-cell table:number-columns-repeated="2"/>
        </table:table-row>
        <table:table-row table:style-name="ro2">
          <table:table-cell table:number-columns-repeated="3"/>
          <table:table-cell table:style-name="Default"/>
          <table:table-cell table:number-columns-repeated="7"/>
        </table:table-row>
        <table:table-row table:style-name="ro4">
          <table:table-cell office:value-type="float" office:value="1" calcext:value-type="float">
            <text:p>1</text:p>
          </table:table-cell>
          <table:table-cell office:value-type="float" office:value="17" calcext:value-type="float">
            <text:p>17</text:p>
          </table:table-cell>
          <table:table-cell/>
          <table:table-cell office:value-type="string" calcext:value-type="string">
            <text:p>auf daß der Gott unseres Herrn Jesus Christus, der Vater der Herrlichkeit, euch gebe den Geist der Weisheit und Offenbarung in der Erkenntnis seiner selbst, damit ihr,</text:p>
          </table:table-cell>
          <table:table-cell table:number-columns-repeated="4"/>
          <table:table-cell table:style-name="Default"/>
          <table:table-cell table:number-columns-repeated="2"/>
        </table:table-row>
        <table:table-row table:style-name="ro4">
          <table:table-cell office:value-type="float" office:value="1" calcext:value-type="float">
            <text:p>1</text:p>
          </table:table-cell>
          <table:table-cell office:value-type="float" office:value="18" calcext:value-type="float">
            <text:p>18</text:p>
          </table:table-cell>
          <table:table-cell/>
          <table:table-cell office:value-type="string" calcext:value-type="string">
            <text:p>erleuchtet an den Augen eures Herzens, wisst, welches die Hoffnung seiner Berufung ist, [und] welches der Reichtum der Herrlichkeit seines Erbes in den Heiligen,</text:p>
          </table:table-cell>
          <table:table-cell table:number-columns-repeated="4"/>
          <table:table-cell table:style-name="Default"/>
          <table:table-cell table:number-columns-repeated="2"/>
        </table:table-row>
        <table:table-row table:style-name="ro4">
          <table:table-cell office:value-type="float" office:value="1" calcext:value-type="float">
            <text:p>1</text:p>
          </table:table-cell>
          <table:table-cell office:value-type="float" office:value="21" calcext:value-type="float">
            <text:p>21</text:p>
          </table:table-cell>
          <table:table-cell/>
          <table:table-cell office:value-type="string" calcext:value-type="string">
            <text:p>über jedes Fürstentum und jede Gewalt und Kraft und Herrschaft und jeden Namen, der genannt wird, nicht allein in diesem Zeitalter, sondern auch in dem zukünftigen,</text:p>
          </table:table-cell>
          <table:table-cell table:number-columns-repeated="4"/>
          <table:table-cell table:style-name="Default"/>
          <table:table-cell table:number-columns-repeated="2"/>
        </table:table-row>
        <table:table-row table:style-name="ro4">
          <table:table-cell office:value-type="float" office:value="2" calcext:value-type="float">
            <text:p>2</text:p>
          </table:table-cell>
          <table:table-cell office:value-type="float" office:value="12" calcext:value-type="float">
            <text:p>12</text:p>
          </table:table-cell>
          <table:table-cell/>
          <table:table-cell office:value-type="string" calcext:value-type="string">
            <text:p>- daß ihr in jener Zeit ohne Christus wart, ausgeschlossen vom Bürgerrecht Israels und fremd den Bündnissen der Verheißung; ihr hattet keine Hoffnung und wart ohne Gott in der Welt.</text:p>
          </table:table-cell>
          <table:table-cell table:number-columns-repeated="4"/>
          <table:table-cell table:style-name="Default"/>
          <table:table-cell table:number-columns-repeated="2"/>
        </table:table-row>
        <table:table-row table:style-name="ro3">
          <table:table-cell table:number-columns-repeated="2" office:value-type="float" office:value="3" calcext:value-type="float">
            <text:p>3</text:p>
          </table:table-cell>
          <table:table-cell/>
          <table:table-cell office:value-type="string" calcext:value-type="string">
            <text:p>daß mir durch Offenbarung das Geheimnis kundgetan worden, wie ich es zuvor in kurzem beschrieben habe,</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14" calcext:value-type="float">
            <text:p>14</text:p>
          </table:table-cell>
          <table:table-cell/>
          <table:table-cell office:value-type="string" calcext:value-type="string">
            <text:p>Dieserhalb beuge ich meine Knie vor dem Vater unseres Herrn Jesus Christus,</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15" calcext:value-type="float">
            <text:p>15</text:p>
          </table:table-cell>
          <table:table-cell/>
          <table:table-cell office:value-type="string" calcext:value-type="string">
            <text:p>von welchem jede Familie in den Himmeln und auf Erden benannt wird,</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16" calcext:value-type="float">
            <text:p>16</text:p>
          </table:table-cell>
          <table:table-cell/>
          <table:table-cell office:value-type="string" calcext:value-type="string">
            <text:p>auf daß er euch gebe, nach dem Reichtum seiner Herrlichkeit mit Kraft gestärkt zu werden durch seinen Geist an dem inneren Menschen;</text:p>
          </table:table-cell>
          <table:table-cell table:number-columns-repeated="4"/>
          <table:table-cell table:style-name="Default"/>
          <table:table-cell table:number-columns-repeated="2"/>
        </table:table-row>
        <table:table-row table:style-name="ro3">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m sei die Herrlichkeit in der Versammlung in Christo Jesu, auf alle Geschlechter des Zeitalters der Zeitalter hin! Amen.) -</text:p>
          </table:table-cell>
          <table:table-cell table:number-columns-repeated="4"/>
          <table:table-cell table:style-name="Default"/>
          <table:table-cell table:number-columns-repeated="2"/>
        </table:table-row>
        <table:table-row table:style-name="ro2">
          <table:table-cell office:value-type="float" office:value="4" calcext:value-type="float">
            <text:p>4</text:p>
          </table:table-cell>
          <table:table-cell office:value-type="float" office:value="5" calcext:value-type="float">
            <text:p>5</text:p>
          </table:table-cell>
          <table:table-cell/>
          <table:table-cell office:value-type="string" calcext:value-type="string">
            <text:p>Ein Herr, ein Glaube, eine Tauf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6" calcext:value-type="float">
            <text:p>6</text:p>
          </table:table-cell>
          <table:table-cell/>
          <table:table-cell office:value-type="string" calcext:value-type="string">
            <text:p>ein Gott und Vater aller, der da ist über allen und durch alle und in uns all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7" calcext:value-type="float">
            <text:p>7</text:p>
          </table:table-cell>
          <table:table-cell/>
          <table:table-cell office:value-type="string" calcext:value-type="string">
            <text:p>Jedem einzelnen aber von uns ist die Gnade gegeben worden nach dem Maß der Gabe des Christus.</text:p>
          </table:table-cell>
          <table:table-cell table:number-columns-repeated="4"/>
          <table:table-cell table:style-name="Default"/>
          <table:table-cell table:number-columns-repeated="2"/>
        </table:table-row>
        <table:table-row table:style-name="ro4">
          <table:table-cell office:value-type="float" office:value="4" calcext:value-type="float">
            <text:p>4</text:p>
          </table:table-cell>
          <table:table-cell office:value-type="float" office:value="8" calcext:value-type="float">
            <text:p>8</text:p>
          </table:table-cell>
          <table:table-cell/>
          <table:table-cell office:value-type="string" calcext:value-type="string">
            <text:p>Darum sagt er: "Hinaufgestiegen in die Höhe, hat er die Gefangenschaft gefangen geführt und den Menschen Gaben gegeb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9" calcext:value-type="float">
            <text:p>9</text:p>
          </table:table-cell>
          <table:table-cell/>
          <table:table-cell office:value-type="string" calcext:value-type="string">
            <text:p>Das aber: Er ist hinaufgestiegen, was ist es anders, als daß er auch zuvor hinabgestiegen ist in die unteren Teile der Erd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0" calcext:value-type="float">
            <text:p>10</text:p>
          </table:table-cell>
          <table:table-cell/>
          <table:table-cell office:value-type="string" calcext:value-type="string">
            <text:p>Der hinabgestiegen ist, ist derselbe, der auch hinaufgestiegen ist über alle Himmel, auf daß er alles erfüllt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er hat die einen gegeben als Apostel und andere als Propheten und andere als Evangelisten und andere als Hirten und Lehrer,</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5" calcext:value-type="float">
            <text:p>15</text:p>
          </table:table-cell>
          <table:table-cell/>
          <table:table-cell office:value-type="string" calcext:value-type="string">
            <text:p>sondern die Wahrheit festhaltend in Liebe, laßt uns in allem heranwachsen zu ihm hin, der das Haupt ist, der Christus,</text:p>
          </table:table-cell>
          <table:table-cell table:number-columns-repeated="4"/>
          <table:table-cell table:style-name="Default"/>
          <table:table-cell table:number-columns-repeated="2"/>
        </table:table-row>
        <table:table-row table:style-name="ro4">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ses nun sage und bezeuge ich im Herrn, daß ihr forthin nicht wandelt, wie auch die [übrigen] Nationen wandeln, in Eitelkeit ihres Sinnes,</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18" calcext:value-type="float">
            <text:p>18</text:p>
          </table:table-cell>
          <table:table-cell/>
          <table:table-cell office:value-type="string" calcext:value-type="string">
            <text:p>verfinstert am Verstand, entfremdet dem Leben Gottes wegen der Unwissenheit, die in ihnen ist, wegen der Verstockung ihres Herzens,</text:p>
          </table:table-cell>
          <table:table-cell table:number-columns-repeated="4"/>
          <table:table-cell table:style-name="Default"/>
          <table:table-cell table:number-columns-repeated="2"/>
        </table:table-row>
        <table:table-row table:style-name="ro4">
          <table:table-cell office:value-type="float" office:value="4" calcext:value-type="float">
            <text:p>4</text:p>
          </table:table-cell>
          <table:table-cell office:value-type="float" office:value="19" calcext:value-type="float">
            <text:p>19</text:p>
          </table:table-cell>
          <table:table-cell/>
          <table:table-cell office:value-type="string" calcext:value-type="string">
            <text:p>welche, da sie alle Empfindung verloren, sich selbst der Ausschweifung hingegeben haben, alle Unreinigkeit mit Gier auszuüben.</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21" calcext:value-type="float">
            <text:p>21</text:p>
          </table:table-cell>
          <table:table-cell/>
          <table:table-cell office:value-type="string" calcext:value-type="string">
            <text:p>wenn ihr anders ihn gehört habt und in ihm gelehrt worden seid, wie die Wahrheit in dem Jesus ist:</text:p>
          </table:table-cell>
          <table:table-cell table:number-columns-repeated="4"/>
          <table:table-cell table:style-name="Default"/>
          <table:table-cell table:number-columns-repeated="2"/>
        </table:table-row>
        <table:table-row table:style-name="ro2">
          <table:table-cell office:value-type="float" office:value="4" calcext:value-type="float">
            <text:p>4</text:p>
          </table:table-cell>
          <table:table-cell office:value-type="float" office:value="26" calcext:value-type="float">
            <text:p>26</text:p>
          </table:table-cell>
          <table:table-cell/>
          <table:table-cell office:value-type="string" calcext:value-type="string">
            <text:p>Zürnt, und sündigt nicht. Die Sonne gehe nicht unter über eurem Zorn,</text:p>
          </table:table-cell>
          <table:table-cell table:number-columns-repeated="4"/>
          <table:table-cell table:style-name="Default"/>
          <table:table-cell table:number-columns-repeated="2"/>
        </table:table-row>
        <table:table-row table:style-name="ro2">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gebt nicht Raum dem Teufel.</text:p>
          </table:table-cell>
          <table:table-cell table:number-columns-repeated="4"/>
          <table:table-cell table:style-name="Default"/>
          <table:table-cell table:number-columns-repeated="2"/>
        </table:table-row>
        <table:table-row table:style-name="ro4">
          <table:table-cell office:value-type="float" office:value="4" calcext:value-type="float">
            <text:p>4</text:p>
          </table:table-cell>
          <table:table-cell office:value-type="float" office:value="28" calcext:value-type="float">
            <text:p>28</text:p>
          </table:table-cell>
          <table:table-cell/>
          <table:table-cell office:value-type="string" calcext:value-type="string">
            <text:p>Wer gestohlen hat, stehle nicht mehr, sondern arbeite vielmehr und wirke mit seinen Händen das Gute, auf daß er dem Dürftigen mitzuteilen habe.</text:p>
          </table:table-cell>
          <table:table-cell table:number-columns-repeated="4"/>
          <table:table-cell table:style-name="Default"/>
          <table:table-cell table:number-columns-repeated="2"/>
        </table:table-row>
        <table:table-row table:style-name="ro3">
          <table:table-cell office:value-type="float" office:value="4" calcext:value-type="float">
            <text:p>4</text:p>
          </table:table-cell>
          <table:table-cell office:value-type="float" office:value="30" calcext:value-type="float">
            <text:p>30</text:p>
          </table:table-cell>
          <table:table-cell/>
          <table:table-cell office:value-type="string" calcext:value-type="string">
            <text:p>Und betrübt nicht den Heiligen Geist Gottes, durch welchen ihr versiegelt worden seid auf den Tag der Erlösung.</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1" calcext:value-type="float">
            <text:p>1</text:p>
          </table:table-cell>
          <table:table-cell/>
          <table:table-cell office:value-type="string" calcext:value-type="string">
            <text:p>Seid nun Nachahmer Gottes, als geliebte Kinder,</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4" calcext:value-type="float">
            <text:p>4</text:p>
          </table:table-cell>
          <table:table-cell/>
          <table:table-cell office:value-type="string" calcext:value-type="string">
            <text:p>auch Schändlichkeit und albernes Geschwätz oder Witzelei, welche sich nicht geziemen, sondern vielmehr Danksagung.</text:p>
          </table:table-cell>
          <table:table-cell table:number-columns-repeated="4"/>
          <table:table-cell table:style-name="Default"/>
          <table:table-cell table:number-columns-repeated="2"/>
        </table:table-row>
        <table:table-row table:style-name="ro4">
          <table:table-cell table:number-columns-repeated="2" office:value-type="float" office:value="5" calcext:value-type="float">
            <text:p>5</text:p>
          </table:table-cell>
          <table:table-cell/>
          <table:table-cell office:value-type="string" calcext:value-type="string">
            <text:p>Denn dieses wisst und erkennt ihr, daß kein Hurer oder Unreiner oder Habsüchtiger, (welcher ein Götzendiener ist) ein Erbteil hat in dem Reich Christi und Gottes.</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7" calcext:value-type="float">
            <text:p>7</text:p>
          </table:table-cell>
          <table:table-cell/>
          <table:table-cell office:value-type="string" calcext:value-type="string">
            <text:p>Seid nun nicht ihre Mitteilhaber.</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10" calcext:value-type="float">
            <text:p>10</text:p>
          </table:table-cell>
          <table:table-cell/>
          <table:table-cell office:value-type="string" calcext:value-type="string">
            <text:p>indem ihr prüft, was dem Herrn wohlgefällig ist.</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1" calcext:value-type="float">
            <text:p>11</text:p>
          </table:table-cell>
          <table:table-cell/>
          <table:table-cell office:value-type="string" calcext:value-type="string">
            <text:p>Und habt nicht Gemeinschaft mit den unfruchtbaren Werken der Finsternis, vielmehr aber straft sie auch;</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enn was heimlich von ihnen geschieht, ist schändlich selbst zu sagen.</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3" calcext:value-type="float">
            <text:p>13</text:p>
          </table:table-cell>
          <table:table-cell/>
          <table:table-cell office:value-type="string" calcext:value-type="string">
            <text:p>Alles aber, was bloßgestellt wird, wird durch das Licht offenbar gemacht; denn das Licht ist es, welches alles offenbar macht.</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eshalb sagt er: Wache auf, der du schläfst, und stehe auf aus den Toten, und der Christus wird dir leuchten!</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7" calcext:value-type="float">
            <text:p>17</text:p>
          </table:table-cell>
          <table:table-cell/>
          <table:table-cell office:value-type="string" calcext:value-type="string">
            <text:p>Darum seid nicht töricht, sondern verständig, was der Wille des Herrn sei.</text:p>
          </table:table-cell>
          <table:table-cell table:number-columns-repeated="4"/>
          <table:table-cell table:style-name="Default"/>
          <table:table-cell table:number-columns-repeated="2"/>
        </table:table-row>
        <table:table-row table:style-name="ro3">
          <table:table-cell office:value-type="float" office:value="5" calcext:value-type="float">
            <text:p>5</text:p>
          </table:table-cell>
          <table:table-cell office:value-type="float" office:value="18" calcext:value-type="float">
            <text:p>18</text:p>
          </table:table-cell>
          <table:table-cell/>
          <table:table-cell office:value-type="string" calcext:value-type="string">
            <text:p>Und berauscht euch nicht mit Wein, in welchem Ausschweifung ist, sondern werdet mit dem Geist erfüllt,</text:p>
          </table:table-cell>
          <table:table-cell table:number-columns-repeated="4"/>
          <table:table-cell table:style-name="Default"/>
          <table:table-cell table:number-columns-repeated="2"/>
        </table:table-row>
        <table:table-row table:style-name="ro2">
          <table:table-cell office:value-type="float" office:value="5" calcext:value-type="float">
            <text:p>5</text:p>
          </table:table-cell>
          <table:table-cell office:value-type="float" office:value="21" calcext:value-type="float">
            <text:p>21</text:p>
          </table:table-cell>
          <table:table-cell/>
          <table:table-cell office:value-type="string" calcext:value-type="string">
            <text:p>einander unterwürfig in der Furcht Gottes.</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0" calcext:value-type="float">
            <text:p>10</text:p>
          </table:table-cell>
          <table:table-cell/>
          <table:table-cell office:value-type="string" calcext:value-type="string">
            <text:p>Übrigens, Brüder, seid stark in dem Herrn und in der Macht seiner Stärke.</text:p>
          </table:table-cell>
          <table:table-cell table:number-columns-repeated="4"/>
          <table:table-cell table:style-name="Default"/>
          <table:table-cell table:number-columns-repeated="2"/>
        </table:table-row>
        <table:table-row table:style-name="ro4">
          <table:table-cell office:value-type="float" office:value="6" calcext:value-type="float">
            <text:p>6</text:p>
          </table:table-cell>
          <table:table-cell office:value-type="float" office:value="13" calcext:value-type="float">
            <text:p>13</text:p>
          </table:table-cell>
          <table:table-cell/>
          <table:table-cell office:value-type="string" calcext:value-type="string">
            <text:p>Deshalb nehmt die ganze Waffenrüstung Gottes, auf daß ihr an dem bösen Tag zu widerstehen und, nachdem ihr alles ausgerichtet habt, zu stehen vermög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4" calcext:value-type="float">
            <text:p>14</text:p>
          </table:table-cell>
          <table:table-cell/>
          <table:table-cell office:value-type="string" calcext:value-type="string">
            <text:p>Steht nun, eure Lenden umgürtet mit Wahrheit, und angetan mit dem Brustharnisch der Gerechtigkei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5" calcext:value-type="float">
            <text:p>15</text:p>
          </table:table-cell>
          <table:table-cell/>
          <table:table-cell office:value-type="string" calcext:value-type="string">
            <text:p>und beschuht an den Füßen mit der Bereitschaft des Evangeliums des Friedens,</text:p>
          </table:table-cell>
          <table:table-cell table:number-columns-repeated="4"/>
          <table:table-cell table:style-name="Default"/>
          <table:table-cell table:number-columns-repeated="2"/>
        </table:table-row>
        <table:table-row table:style-name="ro4">
          <table:table-cell office:value-type="float" office:value="6" calcext:value-type="float">
            <text:p>6</text:p>
          </table:table-cell>
          <table:table-cell office:value-type="float" office:value="16" calcext:value-type="float">
            <text:p>16</text:p>
          </table:table-cell>
          <table:table-cell/>
          <table:table-cell office:value-type="string" calcext:value-type="string">
            <text:p>indem ihr über das alles ergriffen habt den Schild des Glaubens, mit welchem ihr imstande sein werdet, alle feurigen Pfeile des Bösen auszulöschen.</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17" calcext:value-type="float">
            <text:p>17</text:p>
          </table:table-cell>
          <table:table-cell/>
          <table:table-cell office:value-type="string" calcext:value-type="string">
            <text:p>nehmt auch den Helm des Heils und das Schwert des Geistes, welches Gottes Wort ist;</text:p>
          </table:table-cell>
          <table:table-cell table:number-columns-repeated="4"/>
          <table:table-cell table:style-name="Default"/>
          <table:table-cell table:number-columns-repeated="2"/>
        </table:table-row>
        <table:table-row table:style-name="ro3">
          <table:table-cell office:value-type="float" office:value="6" calcext:value-type="float">
            <text:p>6</text:p>
          </table:table-cell>
          <table:table-cell office:value-type="float" office:value="23" calcext:value-type="float">
            <text:p>23</text:p>
          </table:table-cell>
          <table:table-cell/>
          <table:table-cell office:value-type="string" calcext:value-type="string">
            <text:p>Friede den Brüdern und Liebe mit Glauben von Gott, dem Vater, und dem Herrn Jesus Christus!</text:p>
          </table:table-cell>
          <table:table-cell table:number-columns-repeated="4"/>
          <table:table-cell table:style-name="Default"/>
          <table:table-cell table:number-columns-repeated="2"/>
        </table:table-row>
      </table:table>
      <table:named-expressions/>
      <table:database-ranges>
        <table:database-range table:name="__Anonymous_Sheet_DB__0" table:target-range-address="Sheet1.A3:Sheet1.I193" table:contains-header="false">
          <table:sort>
            <table:sort-by table:field-number="5" table:data-type="automatic"/>
            <table:sort-by table:field-number="6" table:data-type="automatic"/>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2">00/00/0000</text:date>, <text:time style:data-style-name="N2" text:time-value="12:00:55.6688698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7:47:12.933748382</meta:creation-date>
    <dc:date>2018-09-12T12:06:59.158399927</dc:date>
    <meta:editing-duration>PT5H44S</meta:editing-duration>
    <meta:editing-cycles>46</meta:editing-cycles>
    <meta:generator>LibreOffice/6.0.4.2$Linux_X86_64 LibreOffice_project/00m0$Build-2</meta:generator>
    <meta:document-statistic meta:table-count="1" meta:cell-count="996" meta:object-count="0"/>
  </office:meta>
</office:document-meta>
</file>